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 Mono" svg:font-family="'Andale Mono', Consolas, monospace"/>
    <style:font-face style:name="Gotham-Rounded-Bold" svg:font-family="Gotham-Rounded-Bold"/>
    <style:font-face style:name="Gotham-Rounded-Book" svg:font-family="Gotham-Rounded-Book"/>
    <style:font-face style:name="Monaco" svg:font-family="Monaco, courier,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Text_20_body" style:list-style-name="L1">
      <style:paragraph-properties fo:margin-left="0in" fo:margin-right="0in" fo:margin-top="0in" fo:margin-bottom="0in" fo:orphans="2" fo:widows="2" fo:text-indent="0in" style:auto-text-indent="false"/>
      <style:text-properties fo:font-variant="normal" fo:text-transform="none" fo:color="#505050" style:font-name="Gotham-Rounded-Book" fo:font-size="10.5pt" fo:letter-spacing="normal" fo:font-style="normal" fo:font-weight="normal"/>
    </style:style>
    <style:style style:name="P4" style:family="paragraph" style:parent-style-name="Text_20_body" style:list-style-name="L3">
      <style:paragraph-properties fo:margin-left="0in" fo:margin-right="0in" fo:margin-top="0in" fo:margin-bottom="0in" fo:orphans="2" fo:widows="2" fo:text-indent="0in" style:auto-text-indent="false"/>
      <style:text-properties fo:font-variant="normal" fo:text-transform="none" fo:color="#505050" style:font-name="Gotham-Rounded-Book" fo:font-size="10.5pt" fo:letter-spacing="normal" fo:font-style="normal" fo:font-weight="normal"/>
    </style:style>
    <style:style style:name="P5" style:family="paragraph" style:parent-style-name="Text_20_body" style:list-style-name="L6">
      <style:paragraph-properties fo:margin-left="0in" fo:margin-right="0in" fo:margin-top="0in" fo:margin-bottom="0in" fo:orphans="2" fo:widows="2" fo:text-indent="0in" style:auto-text-indent="false"/>
      <style:text-properties fo:font-variant="normal" fo:text-transform="none" fo:color="#505050" style:font-name="Gotham-Rounded-Book" fo:font-size="10.5pt" fo:letter-spacing="normal" fo:font-style="normal" fo:font-weight="normal"/>
    </style:style>
    <style:style style:name="P6" style:family="paragraph" style:parent-style-name="Text_20_body" style:list-style-name="L10">
      <style:paragraph-properties fo:margin-left="0in" fo:margin-right="0in" fo:margin-top="0in" fo:margin-bottom="0in" fo:orphans="2" fo:widows="2" fo:text-indent="0in" style:auto-text-indent="false"/>
      <style:text-properties fo:font-variant="normal" fo:text-transform="none" fo:color="#505050" style:font-name="Gotham-Rounded-Book" fo:font-size="10.5pt" fo:letter-spacing="normal" fo:font-style="normal" fo:font-weight="normal"/>
    </style:style>
    <style:style style:name="P7"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8" style:family="paragraph" style:parent-style-name="Text_20_body" style:list-style-name="L4">
      <style:paragraph-properties fo:margin-left="0in" fo:margin-right="0in" fo:margin-top="0in" fo:margin-bottom="0in" fo:orphans="2" fo:widows="2" fo:text-indent="0in" style:auto-text-indent="false" fo:padding="0in" fo:border="none"/>
    </style:style>
    <style:style style:name="P9" style:family="paragraph" style:parent-style-name="Text_20_body" style:list-style-name="L8">
      <style:paragraph-properties fo:margin-left="0in" fo:margin-right="0in" fo:margin-top="0in" fo:margin-bottom="0in" fo:orphans="2" fo:widows="2" fo:text-indent="0in" style:auto-text-indent="false" fo:padding="0in" fo:border="none"/>
    </style:style>
    <style:style style:name="P10" style:family="paragraph" style:parent-style-name="Text_20_body" style:list-style-name="L9">
      <style:paragraph-properties fo:margin-left="0in" fo:margin-right="0in" fo:margin-top="0in" fo:margin-bottom="0in" fo:orphans="2" fo:widows="2" fo:text-indent="0in" style:auto-text-indent="false" fo:padding="0in" fo:border="none"/>
    </style:style>
    <style:style style:name="P11" style:family="paragraph" style:parent-style-name="Text_20_body" style:list-style-name="L5">
      <style:paragraph-properties fo:margin-left="0in" fo:margin-right="0in" fo:margin-top="0in" fo:margin-bottom="0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2" style:family="paragraph" style:parent-style-name="Text_20_body" style:list-style-name="L8">
      <style:paragraph-properties fo:margin-left="0in" fo:margin-right="0in" fo:margin-top="0in" fo:margin-bottom="0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3" style:family="paragraph" style:parent-style-name="Text_20_body" style:list-style-name="L9">
      <style:paragraph-properties fo:margin-left="0in" fo:margin-right="0in" fo:margin-top="0in" fo:margin-bottom="0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4" style:family="paragraph" style:parent-style-name="Text_20_body" style:list-style-name="L11">
      <style:paragraph-properties fo:margin-left="0in" fo:margin-right="0in" fo:margin-top="0in" fo:margin-bottom="0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5" style:family="paragraph" style:parent-style-name="Text_20_body">
      <style:paragraph-properties fo:margin-left="0in" fo:margin-right="0in" fo:margin-top="0in" fo:margin-bottom="0.1043in" fo:text-indent="0in" style:auto-text-indent="false" fo:padding="0in" fo:border="none"/>
    </style:style>
    <style:style style:name="P16"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7" style:family="paragraph" style:parent-style-name="Text_20_body" style:list-style-name="L7">
      <style:paragraph-properties fo:margin-left="0in" fo:margin-right="0in" fo:margin-top="0in" fo:margin-bottom="0.1043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8" style:family="paragraph" style:parent-style-name="Text_20_body" style:list-style-name="L9">
      <style:paragraph-properties fo:margin-left="0in" fo:margin-right="0in" fo:margin-top="0in" fo:margin-bottom="0.1043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19"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505050" fo:letter-spacing="normal"/>
    </style:style>
    <style:style style:name="P20" style:family="paragraph" style:parent-style-name="Text_20_body">
      <style:paragraph-properties fo:margin-left="0in" fo:margin-right="0in" fo:margin-top="0in" fo:margin-bottom="0.1043in" fo:orphans="2" fo:widows="2" fo:text-indent="0in" style:auto-text-indent="false" fo:padding="0in" fo:border="none"/>
    </style:style>
    <style:style style:name="P21" style:family="paragraph" style:parent-style-name="Text_20_body">
      <style:paragraph-properties fo:margin-left="0in" fo:margin-right="0in" fo:margin-top="0in" fo:margin-bottom="0.1043in" fo:text-indent="0in" style:auto-text-indent="false" fo:padding="0in" fo:border="none"/>
      <style:text-properties style:font-name="Gotham-Rounded-Book" fo:font-size="10.5pt"/>
    </style:style>
    <style:style style:name="P22" style:family="paragraph" style:parent-style-name="Text_20_body">
      <style:paragraph-properties fo:margin-left="0in" fo:margin-right="0in" fo:margin-top="0in" fo:margin-bottom="0.0209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23" style:family="paragraph" style:parent-style-name="Text_20_body" style:list-style-name="L7">
      <style:paragraph-properties fo:margin-left="0in" fo:margin-right="0in" fo:margin-top="0in" fo:margin-bottom="0.0209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24" style:family="paragraph" style:parent-style-name="Text_20_body" style:list-style-name="L9">
      <style:paragraph-properties fo:margin-left="0in" fo:margin-right="0in" fo:margin-top="0in" fo:margin-bottom="0.0209in"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25" style:family="paragraph" style:parent-style-name="Text_20_body">
      <style:paragraph-properties fo:margin-left="0in" fo:margin-right="0in" fo:margin-top="0in" fo:margin-bottom="0.0209in" fo:orphans="2" fo:widows="2" fo:text-indent="0in" style:auto-text-indent="false" fo:padding="0in" fo:border="none"/>
    </style:style>
    <style:style style:name="P26" style:family="paragraph" style:parent-style-name="Text_20_body" style:list-style-name="L9">
      <style:paragraph-properties fo:margin-left="0in" fo:margin-right="0in" fo:margin-top="0in" fo:margin-bottom="0.0209in" fo:orphans="2" fo:widows="2" fo:text-indent="0in" style:auto-text-indent="false" fo:padding="0in" fo:border="none"/>
    </style:style>
    <style:style style:name="P27"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text-properties fo:font-variant="normal" fo:text-transform="none" fo:color="#333333" style:font-name="Andale Mono" fo:font-size="9pt" fo:letter-spacing="normal" fo:font-style="normal" fo:font-weight="normal"/>
    </style:style>
    <style:style style:name="P28"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text-properties fo:font-variant="normal" fo:text-transform="none" fo:color="#333333" fo:letter-spacing="normal"/>
    </style:style>
    <style:style style:name="P29" style:family="paragraph" style:parent-style-name="Preformatted_20_Text">
      <style:paragraph-properties fo:margin-left="0in" fo:margin-right="0in" fo:margin-top="0in" fo:margin-bottom="0.1043in" fo:line-height="142%" fo:text-indent="0in" style:auto-text-indent="false" fo:background-color="#f5f5f5" fo:padding="0in" fo:border="none">
        <style:background-image/>
      </style:paragraph-properties>
      <style:text-properties fo:color="#333333" style:font-name="Andale Mono" fo:font-size="9pt"/>
    </style:style>
    <style:style style:name="P30" style:family="paragraph" style:parent-style-name="Preformatted_20_Text">
      <style:paragraph-properties fo:margin-top="0in" fo:margin-bottom="0.1043in" fo:line-height="142%" fo:orphans="2" fo:widows="2" fo:background-color="#f5f5f5" fo:padding="0in" fo:border="none">
        <style:background-image/>
      </style:paragraph-properties>
      <style:text-properties fo:font-variant="normal" fo:text-transform="none" fo:color="#333333" fo:letter-spacing="normal"/>
    </style:style>
    <style:style style:name="P31" style:family="paragraph" style:parent-style-name="Preformatted_20_Text">
      <style:paragraph-properties fo:margin-top="0in" fo:margin-bottom="0.1043in" fo:line-height="142%" fo:orphans="2" fo:widows="2" fo:background-color="#f5f5f5" fo:padding="0in" fo:border="none">
        <style:background-image/>
      </style:paragraph-properties>
      <style:text-properties fo:font-variant="normal" fo:text-transform="none" fo:color="#333333" style:font-name="Andale Mono" fo:font-size="9pt" fo:letter-spacing="normal" fo:font-style="normal" fo:font-weight="normal"/>
    </style:style>
    <style:style style:name="P32" style:family="paragraph" style:parent-style-name="Preformatted_20_Text">
      <style:paragraph-properties fo:margin-top="0in" fo:margin-bottom="0.1043in" fo:line-height="142%" fo:background-color="#f5f5f5" fo:padding="0in" fo:border="none">
        <style:background-image/>
      </style:paragraph-properties>
      <style:text-properties fo:color="#333333"/>
    </style:style>
    <style:style style:name="P33" style:family="paragraph" style:parent-style-name="Preformatted_20_Text">
      <style:paragraph-properties fo:margin-top="0in" fo:margin-bottom="0.1043in" fo:line-height="142%" fo:background-color="#f5f5f5" fo:padding="0in" fo:border="none">
        <style:background-image/>
      </style:paragraph-properties>
      <style:text-properties fo:color="#333333" style:font-name="Andale Mono" fo:font-size="9pt"/>
    </style:style>
    <style:style style:name="P34" style:family="paragraph" style:parent-style-name="Heading_20_3">
      <style:paragraph-properties fo:margin-left="0in" fo:margin-right="0in" fo:margin-top="0in" fo:margin-bottom="0.0417in" style:line-height-at-least="0.3126in" fo:orphans="2" fo:widows="2" fo:text-indent="0in" style:auto-text-indent="false" fo:padding="0in" fo:border="none"/>
      <style:text-properties fo:font-variant="normal" fo:text-transform="none" fo:color="#3e4e5a" style:font-name="Gotham-Rounded-Bold" fo:font-size="12pt" fo:letter-spacing="normal" fo:font-style="normal" fo:font-weight="bold"/>
    </style:style>
    <style:style style:name="P35" style:family="paragraph" style:parent-style-name="Heading_20_3">
      <style:paragraph-properties fo:margin-top="0in" fo:margin-bottom="0in"/>
      <style:text-properties fo:font-variant="normal" fo:text-transform="none" fo:color="#3e4e5a" style:font-name="Gotham-Rounded-Bold" fo:font-size="12pt" fo:letter-spacing="normal" fo:font-style="normal" fo:font-weight="bold"/>
    </style:style>
    <style:style style:name="P36" style:family="paragraph" style:parent-style-name="Heading_20_2">
      <style:paragraph-properties fo:margin-left="0in" fo:margin-right="0in" fo:margin-top="0in" fo:margin-bottom="0.0417in" style:line-height-at-least="0.3957in" fo:orphans="2" fo:widows="2" fo:text-indent="0in" style:auto-text-indent="false" fo:padding="0in" fo:border="none"/>
      <style:text-properties fo:font-variant="normal" fo:text-transform="none" fo:color="#3e4e5a" style:font-name="Gotham-Rounded-Bold" fo:font-size="13.5pt" fo:letter-spacing="normal" fo:font-style="normal" fo:font-weight="bold"/>
    </style:style>
    <style:style style:name="P37" style:family="paragraph" style:parent-style-name="Heading_20_2">
      <style:paragraph-properties fo:margin-left="0in" fo:margin-right="0in" fo:margin-top="0in" fo:margin-bottom="0.0417in" style:line-height-at-least="0.3957in" fo:text-indent="0in" style:auto-text-indent="false" fo:padding="0in" fo:border="none"/>
      <style:text-properties fo:color="#3e4e5a" style:font-name="Gotham-Rounded-Bold" fo:font-size="13.5pt" fo:font-weight="bold"/>
    </style:style>
    <style:style style:name="P38" style:family="paragraph" style:parent-style-name="Heading_20_2">
      <style:paragraph-properties fo:margin-top="0in" fo:margin-bottom="0in"/>
      <style:text-properties fo:font-variant="normal" fo:text-transform="none" fo:color="#3e4e5a" style:font-name="Gotham-Rounded-Bold" fo:font-size="13.5pt" fo:letter-spacing="normal" fo:font-style="normal" fo:font-weight="bold"/>
    </style:style>
    <style:style style:name="P39" style:family="paragraph" style:parent-style-name="Heading_20_4">
      <style:paragraph-properties fo:margin-left="0in" fo:margin-right="0in" fo:margin-top="0in" fo:margin-bottom="0.0417in" style:line-height-at-least="0.25in" fo:orphans="2" fo:widows="2" fo:text-indent="0in" style:auto-text-indent="false" fo:padding="0in" fo:border="none"/>
      <style:text-properties fo:font-variant="normal" fo:text-transform="none" fo:color="#3e4e5a" style:font-name="Gotham-Rounded-Bold" fo:font-size="10.5pt" fo:letter-spacing="normal" fo:font-style="normal" fo:font-weight="bold"/>
    </style:style>
    <style:style style:name="P40" style:family="paragraph" style:parent-style-name="Heading_20_4" style:list-style-name="L7">
      <style:paragraph-properties fo:margin-left="0in" fo:margin-right="0in" fo:margin-top="0in" fo:margin-bottom="0.0417in" style:line-height-at-least="0.25in" fo:orphans="2" fo:widows="2" fo:text-indent="0in" style:auto-text-indent="false" fo:padding="0in" fo:border="none"/>
      <style:text-properties fo:font-variant="normal" fo:text-transform="none" fo:color="#3e4e5a" style:font-name="Gotham-Rounded-Bold" fo:font-size="10.5pt" fo:letter-spacing="normal" fo:font-style="normal" fo:font-weight="bold"/>
    </style:style>
    <style:style style:name="P41" style:family="paragraph" style:parent-style-name="Heading_20_1">
      <style:text-properties fo:font-variant="normal" fo:text-transform="none" fo:color="#3e4e5a" style:font-name="Gotham-Rounded-Bold" fo:font-size="18pt" fo:letter-spacing="normal" fo:font-style="normal" fo:font-weight="bold"/>
    </style:style>
    <style:style style:name="P42" style:family="paragraph" style:parent-style-name="Heading_20_1">
      <style:paragraph-properties fo:margin-top="0in" fo:margin-bottom="0in"/>
      <style:text-properties fo:font-variant="normal" fo:text-transform="none" fo:color="#3e4e5a" style:font-name="Gotham-Rounded-Bold" fo:font-size="18pt" fo:letter-spacing="normal" fo:font-style="normal" fo:font-weight="bold"/>
    </style:style>
    <style:style style:name="P43" style:family="paragraph" style:parent-style-name="Heading_20_1">
      <style:paragraph-properties fo:margin-top="0in" fo:margin-bottom="0in"/>
      <style:text-properties fo:color="#3e4e5a" style:font-name="Gotham-Rounded-Bold" fo:font-size="18pt" fo:font-weight="bold"/>
    </style:style>
    <style:style style:name="P44" style:family="paragraph" style:parent-style-name="Quotations">
      <style:paragraph-properties fo:margin-left="0in" fo:margin-right="0in" fo:margin-top="0in" fo:margin-bottom="0.1043in" fo:orphans="2" fo:widows="2" fo:text-indent="0in" style:auto-text-indent="false" fo:padding="0in" fo:border="none"/>
    </style:style>
    <style:style style:name="P45" style:family="paragraph">
      <style:text-properties fo:color="#505050" style:font-name="Gotham-Rounded-Book" fo:font-size="10.5pt" fo:letter-spacing="normal" fo:font-style="normal" fo:font-weight="normal" style:font-name-asian="Gotham-Rounded-Book" style:font-size-asian="10.5pt" style:font-style-asian="normal" style:font-weight-asian="normal" style:font-name-complex="Gotham-Rounded-Book" style:font-size-complex="10.5pt" style:font-style-complex="normal" style:font-weight-complex="normal"/>
    </style:style>
    <style:style style:name="T1" style:family="text">
      <style:text-properties style:font-name="Gotham-Rounded-Book" fo:font-size="10.5pt"/>
    </style:style>
    <style:style style:name="T2" style:family="text">
      <style:text-properties fo:color="#3e4e5a" style:font-name="Gotham-Rounded-Bold" fo:font-size="10.5pt" fo:font-weight="bold"/>
    </style:style>
    <style:style style:name="T3" style:family="text">
      <style:text-properties fo:font-variant="normal" fo:text-transform="none" fo:color="#3e4e5a" style:font-name="Gotham-Rounded-Bold" fo:font-size="10.5pt" fo:letter-spacing="normal" fo:font-style="normal" fo:font-weight="bold"/>
    </style:style>
    <style:style style:name="T4" style:family="text">
      <style:text-properties fo:font-variant="normal" fo:text-transform="none" fo:color="#3e4e5a" style:font-name="Gotham-Rounded-Bold" fo:font-size="18pt" fo:letter-spacing="normal" fo:font-style="normal" fo:font-weight="bold"/>
    </style:style>
    <style:style style:name="T5" style:family="text">
      <style:text-properties fo:font-variant="normal" fo:text-transform="none" fo:color="#3e4e5a" style:font-name="Gotham-Rounded-Bold" fo:font-size="9pt" fo:letter-spacing="normal" fo:font-style="normal" fo:font-weight="bold" fo:background-color="#f9f2f4"/>
    </style:style>
    <style:style style:name="T6" style:family="text">
      <style:text-properties fo:font-variant="normal" fo:text-transform="none" fo:color="#3e4e5a" style:font-name="Gotham-Rounded-Book" fo:font-size="10.5pt" fo:letter-spacing="normal" fo:font-style="normal" fo:font-weight="normal"/>
    </style:style>
    <style:style style:name="T7" style:family="text">
      <style:text-properties fo:font-variant="normal" fo:text-transform="none" fo:color="#3e4e5a" style:font-name="Gotham-Rounded-Book" fo:font-size="10.5pt" fo:letter-spacing="normal" fo:font-style="normal" fo:font-weight="normal" fo:background-color="#f9f2f4"/>
    </style:style>
    <style:style style:name="T8" style:family="text">
      <style:text-properties fo:font-variant="normal" fo:text-transform="none" fo:color="#3e4e5a" style:font-name="Gotham-Rounded-Book" fo:font-size="10.5pt" fo:letter-spacing="normal" fo:font-style="normal" fo:font-weight="bold"/>
    </style:style>
    <style:style style:name="T9" style:family="text">
      <style:text-properties fo:font-variant="normal" fo:text-transform="none" fo:color="#505050" style:font-name="Gotham-Rounded-Book" fo:font-size="10.5pt" fo:letter-spacing="normal" fo:font-style="normal" fo:font-weight="normal"/>
    </style:style>
    <style:style style:name="T10" style:family="text">
      <style:text-properties fo:font-variant="normal" fo:text-transform="none" fo:color="#009ac7" style:text-line-through-style="none" style:font-name="Gotham-Rounded-Book" fo:font-size="10.5pt" fo:letter-spacing="normal" fo:font-style="normal" style:text-underline-style="none" fo:font-weight="normal" style:text-blinking="false" fo:background-color="transparent"/>
    </style:style>
    <style:style style:name="T11" style:family="text">
      <style:text-properties fo:font-variant="normal" fo:text-transform="none" fo:color="#c7254e" style:font-name="Monaco" fo:font-size="9pt" fo:letter-spacing="normal" fo:font-style="normal" fo:font-weight="normal" fo:background-color="#f9f2f4"/>
    </style:style>
    <style:style style:name="T12" style:family="text">
      <style:text-properties fo:font-variant="normal" fo:text-transform="none" fo:color="#c7254e" style:font-name="Monaco" fo:font-size="9pt" fo:letter-spacing="normal" fo:font-style="normal" fo:font-weight="bold" fo:background-color="#f9f2f4"/>
    </style:style>
    <style:style style:name="T13" style:family="text">
      <style:text-properties fo:color="#009ac7" style:text-line-through-style="none" style:font-name="Gotham-Rounded-Book" fo:font-size="12.75pt" fo:letter-spacing="normal" fo:font-style="italic" style:text-underline-style="none" fo:font-weight="normal" style:text-blinking="false" fo:background-color="transparent"/>
    </style:style>
    <style:style style:name="T14" style:family="text">
      <style:text-properties fo:color="#c7254e" style:font-name="Monaco" fo:font-size="9pt" fo:background-color="#f9f2f4"/>
    </style:style>
    <style:style style:name="T15" style:family="text">
      <style:text-properties style:font-name="Andale Mono" fo:font-size="9pt"/>
    </style:style>
    <style:style style:name="T16" style:family="text">
      <style:text-properties style:font-name="Andale Mono" fo:font-size="9pt" fo:font-style="normal" fo:font-weight="normal"/>
    </style:style>
    <style:style style:name="T17" style:family="text">
      <style:text-properties fo:color="#777777" style:font-name="Gotham-Rounded-Book" fo:font-size="12.75pt" fo:letter-spacing="normal" fo:font-style="italic"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draw:fill="none" draw:fill-color="#ffffff" draw:auto-grow-height="true" draw:auto-grow-width="false" fo:min-height="0.0161in" text:animation="scroll" text:animation-direction="left" text:animation-repeat="0" text:animation-delay="PT00H00M00.6S" text:animation-steps="6px" fo:margin-left="0in" fo:margin-right="0in" fo:margin-top="0in" fo:margin-bottom="0in" style:run-through="foreground" style:vertical-pos="top" style:vertical-rel="baseli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Overview</text:h>
      <text:h text:style-name="P36" text:outline-level="2">Objectives:</text:h>
      <text:list xml:id="list4799427264529187046" text:style-name="L1">
        <text:list-item>
          <text:p text:style-name="P3">What is deployment?</text:p>
        </text:list-item>
        <text:list-item>
          <text:p text:style-name="P3">Why is deployment important?</text:p>
        </text:list-item>
      </text:list>
      <text:p text:style-name="Horizontal_20_Line"/>
      <text:h text:style-name="P36" text:outline-level="2">Why Should I Learn to Deploy?</text:h>
      <text:p text:style-name="P16">In your work as a web developer you will probably not be deploying your own work. The larger a company becomes, the more complicated the deployment process gets. This set of tasks is often automated, meaning a developer or team of developers is tasked with creating and managing internal tools that make deployment simple. This is a job in its own right, known as Dev Ops (development operations). That being said, there are plenty of good reasons to learn to deploy:</text:p>
      <text:list xml:id="list861591421789402380" text:style-name="L2">
        <text:list-item>
          <text:p text:style-name="P7"><text:span text:style-name="Strong_20_Emphasis"><text:span text:style-name="T3">Your Portfolio</text:span></text:span><text:span text:style-name="T9"> - It is important to have a portfolio containing projects that can be shown to recruiters or interviewers. In order for potential employers to access and interact with your project, it has to be deployed to its own IP address.</text:span></text:p>
        </text:list-item>
        <text:list-item>
          <text:p text:style-name="P7"><text:span text:style-name="Strong_20_Emphasis"><text:span text:style-name="T3">Working Knowledge</text:span></text:span><text:span text:style-name="T9"> - Often when we follow up with interviewers, one comment we've received in the past is that students didn't have a solid understanding of deploying web applications. It is a highly desirable skill in case you end up being the only engineer at a young start-up. Also, this knowledge will help you integrate with a team that potentially has a lot of moving pieces.</text:span></text:p>
        </text:list-item>
        <text:list-item>
          <text:p text:style-name="P7"><text:span text:style-name="Strong_20_Emphasis"><text:span text:style-name="T3">The Extra Mile </text:span></text:span><text:span text:style-name="T9">- After you've created all the client and server-side components, actually deploying your app is really the capstone to this process. There is nothing like seeing your site up and running on a domain that you've purchased.</text:span></text:p>
        </text:list-item>
      </text:list>
      <text:h text:style-name="P36" text:outline-level="2">Where and How do I Deploy?</text:h>
      <text:p text:style-name="P16">There are many services that assist with deployment. If you ever need to deploy a prototype quickly these services might be the best choice. However, today we'll be learning the more challenging and complicated skill of constructing your own server on a remote computer.</text:p>
      <text:h text:style-name="P39" text:outline-level="4">In the Cloud</text:h>
      <text:p text:style-name="P16">You may have already heard people talk about deploying apps to the cloud. What this means is setting up your application on a remote machine that can be accessed by browsers sending requests to your server.</text:p>
      <text:p text:style-name="P16">There are many web server hosting choices. We will be using Amazon Web Services (AWS). Amazon has servers all over the world consisting of many powerful computers. These computers are connected to the internet, allowing us to rent out a small piece of that server for our use. The piece of a server we are given is very much like the computer you are currently using, but without a screen, keyboard or user interface. In order to access it, we will use a secure shell via the command line to open a window into our remote computer. We will then install everything we need to build and run our app. You'll learn more about that process in the following tabs.</text:p>
      <text:p text:style-name="P16">When we deploy, we are setting up a web server on the AWS computer, and connecting it to our application.  When a client makes a request to our IP address, it is received by the web server.  We are using an open source web server called NGINX.  NGINX is used for things like web serving, cacheing and load balancing. Next, NGINX needs to be able to talk to our application.  This is where a WSGI (Web Server Gateway Interface) comes in.  WSGI  is what Python web apps use to connect to the web server (NGINX).  We are using a certain implementation of a WSGI called Gunicorn (or Green Unicorn).  When we set up Gunicorn, we create a .sock file.  That .sock file is a UNIX domain socket that plugs Gunicorn into our app and NGINX.  Three instances of these application/web server connections will be implemented to handle heavier traffic. With our application plugged into our web server, we are able to handle requests from the client.</text:p>
      <text:p text:style-name="P16"><text:soft-page-break/>In the video below, Greg says that the app being deployed is a Django app, but it could also be a Flask app!</text:p>
      <text:p text:style-name="P2"><text:span text:style-name="T9">Now that you've had a brief introduction to our goal and the technologies that we will be using, let's also talk about how we are going to access our server so that we can configure it. </text:span></text:p>
      <text:p text:style-name="P1"><text:line-break/><text:span text:style-name="T4">Deployment Basics</text:span></text:p>
      <text:h text:style-name="P36" text:outline-level="2">Objectives:</text:h>
      <text:list xml:id="list1932366340246617874" text:style-name="L3">
        <text:list-item>
          <text:p text:style-name="P4">Understand the steps required to deploy a Python project</text:p>
        </text:list-item>
      </text:list>
      <text:p text:style-name="P1"><text:span text:style-name="Strong_20_Emphasis"><text:span text:style-name="T3">Your server</text:span></text:span></text:p>
      <text:p text:style-name="P16">We are using Amazon Web services to deploy our Python project. That means we have an Ubuntu server, a Linux operating system! However, it does not have anything else. Think back to how we had to do a number of installations on our own computers before we could start building Python projects. We will need to do the same for our Ubuntu server. But how do we get to it?</text:p>
      <text:p text:style-name="P19"><draw:frame text:anchor-type="as-char" draw:z-index="0" draw:style-name="gr1" draw:text-style-name="P45" svg:width="6.9252in" svg:height="0.1689in"><draw:text-box><text:p text:style-name="P45">Keep your PEM key secure, DO NOT push your PEM key to Github!</text:p></draw:text-box></draw:frame></text:p>
      <text:p text:style-name="P20"><text:span text:style-name="T9">The </text:span><text:span text:style-name="Strong_20_Emphasis"><text:span text:style-name="T3">PEM key</text:span></text:span><text:span text:style-name="T9"> we download when we create our server instance is what gives us permission to </text:span><text:span text:style-name="Strong_20_Emphasis"><text:span text:style-name="T3">SSH</text:span></text:span><text:span text:style-name="T9"> (</text:span><text:span text:style-name="Strong_20_Emphasis"><text:span text:style-name="T6"> </text:span></text:span><text:span text:style-name="T9">Secure Shell) into our server. Never put your PEM key on GitHub or in any other way share your PEM key. Keep it in a directory that you know you will never have any chance of accidentally pushing to GitHub or otherwise sharing with anyone. If someone gets your PEM key, they may SSH into your server, do whatever they like, and run up your bill!</text:span></text:p>
      <text:p text:style-name="P16">When we SSH into our server, we create a pipe between our computer and our server. We will have a terminal window that actually serves as a window into our AWS server. Keep in mind that this window is no longer your own computer! We are now in our Ubuntu server, and we need to do the same installations as we did on our own computer so that we may run our Python project. For now, we will only interact with our Ubuntu server through this terminal window. We will not be able to use VSCode or MySQLWorkbench or any other GUI.</text:p>
      <text:p text:style-name="P20"><text:span text:style-name="Strong_20_Emphasis"><text:span text:style-name="T3">Your code</text:span></text:span></text:p>
      <text:p text:style-name="P16">When our Ubuntu server has everything it needs to run our Python project, we need to put our code in our server! To do this, we will use GitHub. We push our code from our computer onto GitHub, then pull the code from GitHub into our Ubuntu server.</text:p>
      <text:p text:style-name="P20"><text:span text:style-name="Strong_20_Emphasis"><text:span text:style-name="T3">Deploy!</text:span></text:span></text:p>
      <text:p text:style-name="P16">Once our Ubuntu server has everything it needs, we'll set up Nginx and Gunicorn. Follow all the steps very closely and think about what each command is for!</text:p>
      <text:h text:style-name="P42" text:outline-level="1">Servers</text:h>
      <text:h text:style-name="P34" text:outline-level="3">What is a server?</text:h>
      <text:p text:style-name="P16">We just learned a little bit about what a server is, including the idea that a server is simply a computer like the one you're using now. Your computer, however, is designed to be able to handle many things, from graphics rendering to storage, video playback and much more. On the other hand, a server's sole purpose is to handle requests and send back some sort of response. In order to do so, a server is designed with much more processing speed, storage, and RAM.</text:p>
      <text:p text:style-name="P20"><text:span text:style-name="T9">If you visit </text:span><text:a xlink:type="simple" xlink:href="http://www.codingdojo.com/" office:target-frame-name="_blank" xlink:show="new" text:style-name="Internet_20_link" text:visited-style-name="Visited_20_Internet_20_Link"><text:span text:style-name="T10">www.codingdojo.com</text:span></text:a><text:span text:style-name="T9"> your computer will make a request to Coding Dojo's server. Once your request reaches the server, the server will respond by sending back files that can be interpreted by your browser. You may remember the types of files that can be interpreted by any modern browser: HTML, CSS and JavaScript. In addition, of course, browsers can display images, audio files, and video.</text:span></text:p>
      <text:h text:style-name="P34" text:outline-level="3">Web Server Components</text:h>
      <text:p text:style-name="P16">Let's look more closely at what's happening on the server side when the client makes a request.</text:p>
      <text:list xml:id="list4050113728408152480" text:style-name="L4">
        <text:list-item>
          <text:p text:style-name="P8"><text:soft-page-break/><text:span text:style-name="Strong_20_Emphasis"><text:span text:style-name="T3">Web Server</text:span></text:span><text:span text:style-name="T9"> - The web server receives a request from the client. The webserver asks the logic unit to retrieve some content.</text:span></text:p>
        </text:list-item>
        <text:list-item>
          <text:p text:style-name="P8"><text:span text:style-name="Strong_20_Emphasis"><text:span text:style-name="T3">Application</text:span></text:span><text:span text:style-name="T9"> - The logic unit receives requests from the web server. Its job is to run appropriate segments of your code according to the request's instructions. If that code requires information from the database, the logic unit will retrieve that data before organizing it and sending back a response to the web server.</text:span></text:p>
        </text:list-item>
        <text:list-item>
          <text:p text:style-name="P8"><text:span text:style-name="Strong_20_Emphasis"><text:span text:style-name="T3">Database</text:span></text:span><text:span text:style-name="T9"> - The Database is simply a file or a container for document storage like your computer's hard-drive. Its sole purpose is to store files, update files, and retrieve files according to instructions received from the interpreter.</text:span></text:p>
        </text:list-item>
      </text:list>
      <text:p text:style-name="P22">Now that we understand what a web server does, let's build one!</text:p>
      <text:h text:style-name="P38" text:outline-level="2">The Process Manager: Green Unicorn</text:h>
      <text:p text:style-name="P16">In general, the process manager performs the following roles:</text:p>
      <text:list xml:id="list7592992066745121362" text:style-name="L5">
        <text:list-item>
          <text:p text:style-name="P11">Restart the app automatically if it crashes.</text:p>
        </text:list-item>
        <text:list-item>
          <text:p text:style-name="P11">Gain insights into runtime performance and resource consumption.</text:p>
        </text:list-item>
        <text:list-item>
          <text:p text:style-name="P11">Modify settings dynamically to improve performance.</text:p>
        </text:list-item>
        <text:list-item>
          <text:p text:style-name="P11">Load Balancing</text:p>
        </text:list-item>
      </text:list>
      <text:p text:style-name="P16">Green Unicorn, AKA Gunicorn, performs these roles by acting as an intermediary between incoming requests and your Django app. While you were testing your app on your local machine, it was ok to use Django’s built-in, light-weight testing server, but that server wasn’t designed to be used in a deployment environment.</text:p>
      <text:p text:style-name="P16">Gunicorn, on the other hand, is designed to handle incoming requests that will need to be routed to the interpreter. This includes any route you’ve added to urls.py. We’ll learn more about our other server, Nginx, which will be serving static files such as images.</text:p>
      <text:p text:style-name="P20"><text:span text:style-name="T9">Gunicorn needs a way to communicate with our app. When creating a new Django project you may have noticed that a document called </text:span><text:span text:style-name="Source_20_Text"><text:span text:style-name="T11">wsgi.py</text:span></text:span><text:span text:style-name="T9"> is automatically generated. What you need to know is that your </text:span><text:span text:style-name="Source_20_Text"><text:span text:style-name="T11">wsgi.py</text:span></text:span><text:span text:style-name="T9"> file is the glue that connects the Gunicorn server to your Django app. It’s how Gunicorn knows where to look for all that good code you wrote!</text:span></text:p>
      <text:p text:style-name="P20"><text:span text:style-name="Strong_20_Emphasis"><text:span text:style-name="T3">Note:</text:span></text:span><text:span text:style-name="T9"> How WSGI works, what it is, and why it’s needed is a bit outside our scope here. In order to truly understand what WSGI does, you’ll need to dig into some more complex topics. To try to explain it briefly here would be a disservice. As always, when you read about or hear of something new, be curious. Go out there and learn more. A good place to start is by reading the </text:span><text:a xlink:type="simple" xlink:href="https://www.python.org/dev/peps/pep-3333/" office:target-frame-name="_blank" xlink:show="new" text:style-name="Internet_20_link" text:visited-style-name="Visited_20_Internet_20_Link"><text:span text:style-name="T10">Python docs on the topic</text:span></text:a><text:span text:style-name="T9">.</text:span></text:p>
      <text:p text:style-name="P16">Chances are that when you deploy an app you’ve been developing in a local environment, you need to use some kind of process manager, regardless of the technology stack. Some common combinations include Unicorn for Rails, pm2 for NodeJS, and Apache for PHP.</text:p>
      <text:p text:style-name="P16">There are three basic functions you will need to set up when you add Gunicorn to your project. To add this functionality, Gunicorn needs some instructions on how to do the following:</text:p>
      <text:list xml:id="list6053292236321036501" text:style-name="L6">
        <text:list-item>
          <text:p text:style-name="P5">Which socket to connect to</text:p>
        </text:list-item>
        <text:list-item>
          <text:p text:style-name="P5">What to do if a process fails</text:p>
        </text:list-item>
        <text:list-item>
          <text:p text:style-name="P5">How many workers to set up</text:p>
        </text:list-item>
      </text:list>
      <text:p text:style-name="P22">Armed with these instructions, Gunicorn takes over the job of ensuring that your app keeps running if an error occurs, directing traffic to the appropriate port, and running concurrent processes. In short, Gunicorn makes sure your deployment server runs more smoothly.</text:p>
      <text:h text:style-name="P42" text:outline-level="1">Setup</text:h>
      <text:p text:style-name="P16">Before we create our server we have to do some setup first. Let's get started!</text:p>
      <text:p text:style-name="P16">Today you will be deploying your Courses app from the Django models chapter. When you are finished, your virtual machine will be set up to serve any Django project. This will enable you to make an easy swap with a new project, for example, your belt exam. We'll show you how later.</text:p>
      <text:p text:style-name="P16">In this first section, you will be navigating around on your local machine. If you are using Unix (Mac), or Linux, these commands are for you. If you are on Windows, you will want to use git bash in order for these commands to run properly.</text:p>
      <text:h text:style-name="P36" text:outline-level="2"><text:soft-page-break/>Step 1: Getting Started</text:h>
      <text:p text:style-name="P16">Get started by activating your project's virtual environment.</text:p>
      <text:p text:style-name="P16">Once you have activated your virtual environment, cd into your project directory. You will now save all of your installed pip modules into a .txt file. Later, we will use this file to install all of the required pip modules on our remote machine with a single command.</text:p>
      <text:p text:style-name="P27">pip freeze &gt; requirements.txt</text:p>
      <text:p text:style-name="P20"><text:span text:style-name="Strong_20_Emphasis"><text:span text:style-name="T3">In your text editor, open your requirements.txt file and, if they exist, remove pygraphviz, pydot and anything with MySQL in it. These modules can be tricky to install and require additional installations, so we remove them now to prevent problems later.</text:span></text:span></text:p>
      <text:h text:style-name="P36" text:outline-level="2">Step 2: Committing</text:h>
      <text:p text:style-name="P20"><text:span text:style-name="Strong_20_Emphasis"><text:span text:style-name="T3">Important!</text:span></text:span></text:p>
      <text:p text:style-name="P20"><text:span text:style-name="T9">We’re about to initialize a new git repo. Your git repo must be initialized within the outer project folder. This is the same level as your </text:span><text:span text:style-name="Source_20_Text"><text:span text:style-name="T11">manage.py</text:span></text:span><text:span text:style-name="T9"> file. If you </text:span><text:span text:style-name="Source_20_Text"><text:span text:style-name="T11">ls</text:span></text:span><text:span text:style-name="T9"> and don’t see </text:span><text:span text:style-name="Source_20_Text"><text:span text:style-name="T11">manage.py</text:span></text:span><text:span text:style-name="T9">, you are in the wrong place. Double check your location before you initialize your repo.</text:span></text:p>
      <text:p text:style-name="P20"><text:span text:style-name="T9">First we’ll create a </text:span><text:span text:style-name="Source_20_Text"><text:span text:style-name="T11">.gitignore</text:span></text:span><text:span text:style-name="T9"> file.</text:span></text:p>
      <text:p text:style-name="P27">touch .gitignore</text:p>
      <text:p text:style-name="P20"><text:span text:style-name="T9">As the name implies, your gitignore file tells git to ignore any files, directories, etc. you include in the file. In this case, we’re instructing git to ignore all files with the extension “pyc”, as well as your virtual environment, if you have placed one inside of your project folder, in your gitignore file, </text:span><text:span text:style-name="Source_20_Text"><text:span text:style-name="T11">venv/</text:span></text:span><text:span text:style-name="T9"> should be replaced with the name of your virtual environment.</text:span></text:p>
      <text:p text:style-name="P20"><text:span text:style-name="T9">Open your </text:span><text:span text:style-name="Source_20_Text"><text:span text:style-name="T11">.gitignore</text:span></text:span><text:span text:style-name="T9"> file in your text editor and add the lines:</text:span></text:p>
      <text:p text:style-name="P28"><text:s text:c="2"/><text:span text:style-name="T16">*.pyc</text:span></text:p>
      <text:p text:style-name="P30"><text:s text:c="2"/><text:span text:style-name="T16">venv/</text:span></text:p>
      <text:p text:style-name="P16">We know this is familiar, but here’s a reminder of how to initialize a new repo:</text:p>
      <text:p text:style-name="P28"><text:s text:c="2"/><text:span text:style-name="T16">&gt; git init</text:span></text:p>
      <text:p text:style-name="P30"><text:s text:c="2"/><text:span text:style-name="T16">&gt; git add --all</text:span></text:p>
      <text:p text:style-name="P30"><text:s text:c="2"/><text:span text:style-name="T16">&gt; git commit -m "initial commit"</text:span></text:p>
      <text:p text:style-name="P16">Create a new github repo and, back in terminal run these commands, replacing the repo url with your own.</text:p>
      <text:p text:style-name="P28"><text:s text:c="2"/><text:span text:style-name="T16">&gt; git remote add origin https://github.com/AnnaBNana/django_courses.git</text:span></text:p>
      <text:p text:style-name="P30"><text:s text:c="2"/><text:span text:style-name="T16">&gt; git push origin master</text:span></text:p>
      <text:p text:style-name="P22">Once you login to AWS and set up a cloud server, you’ll be pulling code from your GitHub repository.</text:p>
      <text:h text:style-name="P42" text:outline-level="1">EC2 | Intro</text:h>
      <text:p text:style-name="P16">While there are many services out there that help with application deployment, we'll be using Amazon EC2. This service provides easily scalable servers and storage space in the cloud that makes deployment easy. Also, the lowest-tier servers are free.</text:p>
      <text:h text:style-name="P36" text:outline-level="2"><text:soft-page-break/>Getting Started</text:h>
      <text:p text:style-name="P20"><text:span text:style-name="T9">Before we get started, make sure you have signed up for AWS Free Tier. If you haven't, go to this link </text:span><text:a xlink:type="simple" xlink:href="http://aws.amazon.com/free/" office:target-frame-name="_blank" xlink:show="new" text:style-name="Internet_20_link" text:visited-style-name="Visited_20_Internet_20_Link"><text:span text:style-name="T10">http://aws.amazon.com/free/</text:span></text:a><text:span text:style-name="T9">and sign up. AWS requires you to provide a Credit Card during sign up, but don't worry; AWS will only charge you if you purchase non-free services. AWS will not charge you upon signing up.</text:span></text:p>
      <text:h text:style-name="P36" text:outline-level="2">Road Map</text:h>
      <text:list xml:id="list6676557018654669074" text:style-name="L7">
        <text:list-item>
          <text:list>
            <text:list-item>
              <text:list>
                <text:list-item>
                  <text:list>
                    <text:list-item>
                      <text:h text:style-name="P40" text:outline-level="4">Launch an Amazon EC2 Instance</text:h>
                    </text:list-item>
                  </text:list>
                </text:list-item>
              </text:list>
            </text:list-item>
          </text:list>
          <text:p text:style-name="P17">We are going to be renting some space on a computer owned by Amazon. We have been using our own computer, localhost, to host our applications for us. Our computer was not designed to be a server, it was designed to be a client. Amazon has some powerful computers that can run multiple high traffic applications so we will be renting a small corner of a very large and powerful server computer.</text:p>
          <text:p text:style-name="P23">Note: In this chapter, we will demonstrate how to run a free instance. Amazon EC2 offers up to 1 year of free use so that programmers like us can enjoy the free service.</text:p>
          <text:list>
            <text:list-item>
              <text:list>
                <text:list-item>
                  <text:list>
                    <text:list-item>
                      <text:h text:style-name="P40" text:outline-level="4">Connect to our EC2 instance</text:h>
                    </text:list-item>
                  </text:list>
                </text:list-item>
              </text:list>
            </text:list-item>
          </text:list>
          <text:p text:style-name="P23">Now that we've rented our server space, how do we access it? What do we mean by access? It's just like when you open up your terminal and access the files in your own computer. Fortunately, we can use our own terminal to connect to the computer that we bought. It is as if we are accessing the terminal from that computer.</text:p>
          <text:list>
            <text:list-item>
              <text:list>
                <text:list-item>
                  <text:list>
                    <text:list-item>
                      <text:h text:style-name="P40" text:outline-level="4">Installation</text:h>
                    </text:list-item>
                  </text:list>
                </text:list-item>
              </text:list>
            </text:list-item>
          </text:list>
          <text:p text:style-name="P23">Your EC2 instance has only the operating system installed. In order to get our project up and running we'll have to install the necessary software. We will replicate the development environment from your computer on the server so that the application will run remotely just as it does locally.</text:p>
          <text:list>
            <text:list-item>
              <text:list>
                <text:list-item>
                  <text:list>
                    <text:list-item>
                      <text:h text:style-name="P40" text:outline-level="4">Point</text:h>
                    </text:list-item>
                  </text:list>
                </text:list-item>
              </text:list>
            </text:list-item>
          </text:list>
          <text:p text:style-name="P23">We are going to register our domain name to point to the IP address of this computer that we bought from Amazon. Now whenever someone requests our domain name, the request will look at the address book, and know which IP address to go to.</text:p>
        </text:list-item>
      </text:list>
      <text:h text:style-name="P38" text:outline-level="2">Step 3: Creating an EC2 server instance</text:h>
      <text:p text:style-name="P44"><text:span text:style-name="T17">Note: You’ll need an AWS account, which you can sign up for </text:span><text:a xlink:type="simple" xlink:href="http://aws.amazon.com/" office:target-frame-name="_blank" xlink:show="new" text:style-name="Internet_20_link" text:visited-style-name="Visited_20_Internet_20_Link"><text:span text:style-name="T13">here</text:span></text:a><text:span text:style-name="T17">. It’s free for a year, so long as you don’t have more than 1 (free-tier) instance up at a time!</text:span></text:p>
      <text:list xml:id="list2564561972736459953" text:style-name="L8">
        <text:list-item>
          <text:p text:style-name="P9"><text:span text:style-name="T9">Login to AWS Console at </text:span><text:a xlink:type="simple" xlink:href="https://aws.amazon.com/" office:target-frame-name="_blank" xlink:show="new" text:style-name="Internet_20_link" text:visited-style-name="Visited_20_Internet_20_Link"><text:span text:style-name="T10">https://aws.amazon.com/</text:span></text:a></text:p>
        </text:list-item>
        <text:list-item>
          <text:p text:style-name="P12"><text:soft-page-break/>Once you have logged in you will see your dashboard page:<text:line-break/><draw:frame draw:style-name="fr1" draw:name="graphics1" text:anchor-type="as-char" svg:width="6.828in" svg:height="4.3626in" draw:z-index="1"><draw:image xlink:href="http://s3.amazonaws.com/General_V88/boomyeah/company_209/chapter_3227/handouts/chapter3227_7755_2-ec2.png" xlink:type="simple" xlink:show="embed" xlink:actuate="onLoad"/><svg:title>dashboard ec2</svg:title></draw:frame></text:p>
        </text:list-item>
        <text:list-item>
          <text:p text:style-name="P12">Launch a new instance from the EC2 Dashboard, as shown below:<text:line-break/><draw:frame draw:style-name="fr1" draw:name="graphics2" text:anchor-type="as-char" svg:width="6.7728in" svg:height="4.2591in" draw:z-index="2"><draw:image xlink:href="http://s3.amazonaws.com/General_V88/boomyeah/company_209/chapter_3227/handouts/chapter3227_7756_3-launch-instance.png" xlink:type="simple" xlink:show="embed" xlink:actuate="onLoad"/><svg:title>launch instance</svg:title></draw:frame></text:p>
        </text:list-item>
        <text:list-item>
          <text:p text:style-name="P9"><text:soft-page-break/><text:span text:style-name="T9">Select </text:span><text:span text:style-name="Emphasis"><text:span text:style-name="T9">Ubuntu Server 16.04</text:span></text:span><text:span text:style-name="T9"> option.<text:line-break/></text:span><text:span text:style-name="T9"><draw:frame draw:style-name="fr1" draw:name="graphics3" text:anchor-type="as-char" svg:width="6.8693in" svg:height="1.4543in" draw:z-index="3"><draw:image xlink:href="https://s3.amazonaws.com/General_V88/boomyeah2015/codingdojo/curriculum/content/chapter/04_ubuntu_1604.png" xlink:type="simple" xlink:show="embed" xlink:actuate="onLoad"/><svg:title>select server</svg:title></draw:frame></text:span></text:p>
        </text:list-item>
        <text:list-item>
          <text:p text:style-name="P9"><text:span text:style-name="T9">Select </text:span><text:span text:style-name="Emphasis"><text:span text:style-name="T9">t2.micro</text:span></text:span><text:span text:style-name="T9"> option and click </text:span><text:span text:style-name="Emphasis"><text:span text:style-name="T9">Review and Launch</text:span></text:span><text:span text:style-name="T9"><text:line-break/></text:span><text:span text:style-name="T9"><draw:frame draw:style-name="fr1" draw:name="graphics4" text:anchor-type="as-char" svg:width="6.9354in" svg:height="5.2252in" draw:z-index="4"><draw:image xlink:href="http://s3.amazonaws.com/General_V88/boomyeah/company_209/chapter_3227/handouts/chapter3227_7758_5-review-launch.png" xlink:type="simple" xlink:show="embed" xlink:actuate="onLoad"/><svg:title>select review and launch</svg:title></draw:frame></text:span></text:p>
        </text:list-item>
      </text:list>
      <text:h text:style-name="P34" text:outline-level="3"><text:soft-page-break/>Security settings</text:h>
      <text:list xml:id="list8409067124143463514" text:style-name="L9">
        <text:list-item>
          <text:p text:style-name="P10"><text:span text:style-name="T9">Click the </text:span><text:span text:style-name="Emphasis"><text:span text:style-name="T9">Edit security groups</text:span></text:span><text:span text:style-name="T9"> link in the lower right corner<text:line-break/></text:span><text:span text:style-name="T9"><draw:frame draw:style-name="fr1" draw:name="graphics5" text:anchor-type="as-char" svg:width="6.9646in" svg:height="5.9862in" draw:z-index="5"><draw:image xlink:href="http://s3.amazonaws.com/General_V88/boomyeah/company_209/chapter_3227/handouts/chapter3227_7759_6-edit-sec-groups.png" xlink:type="simple" xlink:show="embed" xlink:actuate="onLoad"/><svg:title>edit security groups</svg:title></draw:frame></text:span></text:p>
        </text:list-item>
        <text:list-item>
          <text:p text:style-name="P13"><text:soft-page-break/>SSH option should be there already. Reset SSH source from the dropdown menu to MyIP. This is the ip address of your current location. If you go home, for example, you will have to set this again to get it to be your home ip.<text:line-break/><draw:frame draw:style-name="fr1" draw:name="graphics6" text:anchor-type="as-char" svg:width="6.9008in" svg:height="5.728in" draw:z-index="6"><draw:image xlink:href="http://s3.amazonaws.com/General_V88/boomyeah/company_209/chapter_3227/handouts/chapter3227_7760_7-add-rule.png" xlink:type="simple" xlink:show="embed" xlink:actuate="onLoad"/><svg:title>edit ssh rule</svg:title></draw:frame></text:p>
        </text:list-item>
        <text:list-item>
          <text:p text:style-name="P10"><text:soft-page-break/><text:span text:style-name="T9">Click the add a rule button twice to add HTTP and HTTPS, source set to </text:span><text:span text:style-name="Emphasis"><text:span text:style-name="T9">Anywhere</text:span></text:span><text:span text:style-name="T9">, and then click </text:span><text:span text:style-name="Strong_20_Emphasis"><text:span text:style-name="Emphasis"><text:span text:style-name="T8">Review and Launch:</text:span></text:span></text:span><text:span text:style-name="T9"><text:line-break/></text:span><text:span text:style-name="T9"><draw:frame draw:style-name="fr1" draw:name="graphics7" text:anchor-type="as-char" svg:width="6.9217in" svg:height="4.9736in" draw:z-index="7"><draw:image xlink:href="http://s3.amazonaws.com/General_V88/boomyeah/company_209/chapter_3227/handouts/chapter3227_7761_8-completed-rules.png" xlink:type="simple" xlink:show="embed" xlink:actuate="onLoad"/><svg:title>add http and https rules</svg:title></draw:frame></text:span></text:p>
          <text:p text:style-name="P18"/>
        </text:list-item>
        <text:list-item>
          <text:p text:style-name="P18">You’ll be asked to create a key file. This is what will let us connect and control the server from our local machine.</text:p>
          <text:p text:style-name="P18">Name your pem key whatever makes the most sense to you as shown in the next step. Give it a generic name, not the name of your project, as we will be re-using this instance.</text:p>
          <text:p text:style-name="P24"><text:soft-page-break/>The key will automatically be saved to your downloads folder when you click Download Key Pair, but you will want to move it. See the next item for more information on this critical step.<text:line-break/><draw:frame draw:style-name="fr1" draw:name="graphics8" text:anchor-type="as-char" svg:width="6.7965in" svg:height="4.7398in" draw:z-index="8"><draw:image xlink:href="http://s3.amazonaws.com/General_V88/boomyeah/company_209/chapter_3227/handouts/chapter3227_7762_9-download-pem.png" xlink:type="simple" xlink:show="embed" xlink:actuate="onLoad"/><svg:title>download pem key</svg:title></draw:frame></text:p>
        </text:list-item>
        <text:list-item>
          <text:p text:style-name="P26"><text:span text:style-name="T9">This next part is very important! Put your pem key in a file that has no chance of </text:span><text:span text:style-name="Strong_20_Emphasis"><text:span text:style-name="Emphasis"><text:span text:style-name="T8">EVER</text:span></text:span></text:span><text:span text:style-name="T9"> being pushed to github. You should not send this file via email, or in any other way make it publicly available:<text:line-break/></text:span><text:span text:style-name="T9"><draw:frame draw:style-name="fr2" draw:name="graphics9" text:anchor-type="as-char" svg:width="6.448in" svg:height="2.9272in" draw:z-index="9"><draw:image xlink:href="http://s3.amazonaws.com/General_V88/boomyeah/company_209/chapter_3227/handouts/chapter3227_7754_1-pem-key-folder-path.png" xlink:type="simple" xlink:show="embed" xlink:actuate="onLoad"/><svg:title>choose safe location for pem key</svg:title></draw:frame></text:span></text:p>
        </text:list-item>
        <text:list-item>
          <text:p text:style-name="P24"><text:soft-page-break/>After launching your instance, you will see a rather confusing screen with some information, as shown below. In order to move on, scroll to the bottom of the page and confirm that you would like to view your instance.<text:line-break/><draw:frame draw:style-name="fr1" draw:name="graphics10" text:anchor-type="as-char" svg:width="6.9354in" svg:height="5.3339in" draw:z-index="10"><draw:image xlink:href="http://s3.amazonaws.com/General_V88/boomyeah/company_209/chapter_3227/handouts/chapter3227_7763_10-view-instance.png" xlink:type="simple" xlink:show="embed" xlink:actuate="onLoad"/><svg:title>click view instance at bottom of page</svg:title></draw:frame></text:p>
        </text:list-item>
        <text:list-item>
          <text:p text:style-name="P24"><text:soft-page-break/>Once you have several instances running, you will want to be able to identify what your different instances are for. We have the option of naming our instance, so let’s do so now by clicking on our instance’s name column as shown.<text:line-break/><draw:frame draw:style-name="fr1" draw:name="graphics11" text:anchor-type="as-char" svg:width="6.8902in" svg:height="5.2307in" draw:z-index="11"><draw:image xlink:href="http://s3.amazonaws.com/General_V88/boomyeah/company_209/chapter_3227/handouts/chapter3227_7764_11-name-instance.png" xlink:type="simple" xlink:show="embed" xlink:actuate="onLoad"/><svg:title>name your instance</svg:title></draw:frame></text:p>
        </text:list-item>
      </text:list>
      <text:h text:style-name="P42" text:outline-level="1">Step 4: Connecting to your remote server</text:h>
      <text:p text:style-name="P16">Back in your terminal, cd to the folder that holds the key file you just downloaded.</text:p>
      <text:p text:style-name="P16">&gt; cd /projects/AWS</text:p>
      <text:p text:style-name="P16">Now we’re ready to use our .pem file to connect to the AWS instance! In your AWS console, click connect and use the supplied code in your terminal (PC users: use a bash terminal to do this).</text:p>
      <text:p text:style-name="P16">Back in your AWS console click the connect button at the top of your screen here:</text:p>
      <text:p text:style-name="P19"><text:soft-page-break/><draw:frame draw:style-name="fr1" draw:name="graphics12" text:anchor-type="as-char" svg:width="6.9008in" svg:height="5.6193in" draw:z-index="12"><draw:image xlink:href="http://s3.amazonaws.com/General_V88/boomyeah/company_209/chapter_3227/handouts/chapter3227_7765_12-connect.png" xlink:type="simple" xlink:show="embed" xlink:actuate="onLoad"/><svg:title>connect to instance button</svg:title></draw:frame></text:p>
      <text:p text:style-name="P16">A popup will appear with instructions on how to connect. The commands in red boxes are the ones you should run.</text:p>
      <text:p text:style-name="P20"><text:span text:style-name="Strong_20_Emphasis"><text:span text:style-name="T3">If you are a Mac user:</text:span></text:span></text:p>
      <text:p text:style-name="P16">Run the chmod command in your terminal.</text:p>
      <text:p text:style-name="P20"><text:span text:style-name="Strong_20_Emphasis"><text:span text:style-name="T3">If you are a Windows user:</text:span></text:span></text:p>
      <text:p text:style-name="P16">SSH is not built into windows. The easiest solution is to use Git Bash or another bash terminal. The other solution requires the installation of other 3rd-party software, an SSH client. If you wish to do so, we recommend PuTTY.</text:p>
      <text:p text:style-name="P20"><text:span text:style-name="Strong_20_Emphasis"><text:span text:style-name="T3">Everyone:</text:span></text:span></text:p>
      <text:p text:style-name="P16">Copy and paste the line starting with ssh (below) and paste the text into your terminal.</text:p>
      <text:p text:style-name="P19"><text:soft-page-break/><draw:frame draw:style-name="fr2" draw:name="graphics13" text:anchor-type="as-char" svg:width="6.9528in" svg:height="6.4791in" draw:z-index="13"><draw:image xlink:href="http://s3.amazonaws.com/General_V88/boomyeah/company_209/chapter_3227/handouts/chapter3227_7766_13-connect-pop.png" xlink:type="simple" xlink:show="embed" xlink:actuate="onLoad"/><svg:title>ssh command pop up</svg:title></draw:frame></text:p>
      <text:p text:style-name="Horizontal_20_Line"/>
      <text:p text:style-name="P16">You might have to type yes and wait for a few seconds or up to a minute before you are connected, but if all goes well, you should be on your Ubuntu cloud server. Your terminal should show something like this in the far left of your prompt:</text:p>
      <text:p text:style-name="P22">ubuntu@54.162.31.253:~$ #Commands you write appear here</text:p>
      <text:h text:style-name="P42" text:outline-level="1">Step 5: Server Configuration</text:h>
      <text:p text:style-name="P16">Now we are going to set up our remote server for deployment. Our server is nothing more than a small allocated space on someone else’s larger computer (in this case, the big computer belongs to Amazon!). That space has an installed operating system, just like your computer. In this case, we are using a distribution of Linux called Ubuntu, version 16.04.</text:p>
      <text:p text:style-name="P16">Although we have linux, our new computer is otherwise empty. Let’s change that so we can start building a server capable of providing content that the rest of the world can access. In order to do so, we have to install some key programs first. First, let’s install python, python dev, pip, nginx, and git</text:p>
      <text:p text:style-name="P16"><text:soft-page-break/>In the terminal:</text:p>
      <text:p text:style-name="P28"><text:s/><text:span text:style-name="T16">ubuntu@54.162.31.253:~$ sudo apt-get update</text:span></text:p>
      <text:p text:style-name="P30"><text:s/><text:span text:style-name="T16">ubuntu@54.162.31.253:~$ sudo apt-get install python-pip python-dev nginx git</text:span></text:p>
      <text:p text:style-name="P16">Now that we’ve installed some packages using apt-get, let’s run update again to make sure apt-get knows we’ve done those installations.</text:p>
      <text:p text:style-name="P16">In addition, you’ll use your newly installed pip to install the virtual environment program so that you can now build a brand new virtual environment on your new computer.</text:p>
      <text:p text:style-name="P28"><text:s/><text:span text:style-name="T16">ubuntu@54.162.31.253:~$ sudo apt-get update</text:span></text:p>
      <text:p text:style-name="P30"><text:s/><text:span text:style-name="T16">ubuntu@54.162.31.253:~$ sudo pip install virtualenv</text:span></text:p>
      <text:p text:style-name="P20"><text:span text:style-name="T9">If pip install does not work, try </text:span><text:span text:style-name="Source_20_Text"><text:span text:style-name="T11">sudo pip3 install virtualenv</text:span></text:span><text:span text:style-name="T9">.</text:span></text:p>
      <text:p text:style-name="P16">Now you’ll clone your project from GitHub. You’ll type into your terminal something that looks like this:</text:p>
      <text:p text:style-name="P27">ubuntu@ip-my-ip:~$ git clone https://github.com/AnnaBNana/django_courses.git</text:p>
      <text:p text:style-name="P16">At the moment, your current folder directory should look something like this.</text:p>
      <text:p text:style-name="P28"><text:s/><text:span text:style-name="T16">- ubuntu</text:span></text:p>
      <text:p text:style-name="P30"><text:s text:c="3"/><text:span text:style-name="T16">- repoName</text:span></text:p>
      <text:p text:style-name="P30"><text:s text:c="5"/><text:span text:style-name="T16">- apps</text:span></text:p>
      <text:p text:style-name="P30"><text:s text:c="5"/><text:span text:style-name="T16">- projectName</text:span></text:p>
      <text:p text:style-name="P30"><text:s text:c="5"/><text:span text:style-name="T16">- ...# other files/folders</text:span></text:p>
      <text:p text:style-name="P20"><text:span text:style-name="T9">Navigate to the project by doing </text:span><text:span text:style-name="Source_20_Text"><text:span text:style-name="T11">cd myRepoName</text:span></text:span><text:span text:style-name="T9">, and then run </text:span><text:span text:style-name="Source_20_Text"><text:span text:style-name="T11">ls</text:span></text:span><text:span text:style-name="T9"> in your terminal. If you don’t see </text:span><text:span text:style-name="Source_20_Text"><text:span text:style-name="T11">manage.py</text:span></text:span><text:span text:style-name="T9"> as one of the files, </text:span><text:span text:style-name="Emphasis"><text:span text:style-name="T9">STOP</text:span></text:span><text:span text:style-name="T9">. Review the setting up GitHub/Git pieces from earlier.</text:span></text:p>
      <text:p text:style-name="P16">If everything looks good, let’s make that virtual environment, and activate it.</text:p>
      <text:p text:style-name="P28"><text:s/><text:span text:style-name="T16">ubuntu@54.162.31.253:~/myRepoName$ virtualenv venv --python=python3</text:span></text:p>
      <text:p text:style-name="P30"><text:s/><text:span text:style-name="T16">ubuntu@54.162.31.253:~/myRepoName$ source venv/bin/activate</text:span></text:p>
      <text:p text:style-name="P30"><text:s/><text:span text:style-name="T16">(venv)ubuntu@54.162.31.253:~/myRepoName$ pip install -r requirements.txt</text:span></text:p>
      <text:p text:style-name="P30"><text:s/><text:span text:style-name="T16">(venv) ubuntu@54.162.31.253:~/myRepoName$ pip install django bcrypt django-extensions</text:span></text:p>
      <text:p text:style-name="P30"><text:s/><text:span text:style-name="T16">(venv) ubuntu@54.162.31.253:~/myRepoName$ pip install gunicorn</text:span></text:p>
      <text:h text:style-name="P35" text:outline-level="3">VIM</text:h>
      <text:p text:style-name="P16">If you have used VIM before, skip to the next tab.</text:p>
      <text:p text:style-name="P20"><text:span text:style-name="T9">VIM is a terminal based file editor. We will use it to change the necessary files in order to get our project running. In the following instructions, you'll be using the </text:span><text:span text:style-name="Source_20_Text"><text:span text:style-name="T11">vim</text:span></text:span><text:span text:style-name="T9">command to enter the editor. The </text:span><text:span text:style-name="Source_20_Text"><text:span text:style-name="T11">vim</text:span></text:span><text:span text:style-name="T9"> command can be used either to edit existing files or create and open a new blank file. Once you have entered the editor interface, press </text:span><text:span text:style-name="Source_20_Text"><text:span text:style-name="T11">i</text:span></text:span><text:span text:style-name="T9"> to enter INSERT mode. You should see </text:span><text:span text:style-name="Source_20_Text"><text:span text:style-name="Strong_20_Emphasis"><text:span text:style-name="T7">–</text:span></text:span></text:span><text:span text:style-name="Source_20_Text"><text:span text:style-name="Strong_20_Emphasis"><text:span text:style-name="T5">INSERT–</text:span></text:span></text:span><text:span text:style-name="T9"> at the bottom left corner of your terminal. Now use your arrow keys to move the cursor to where you want to edit and make your changes.</text:span></text:p>
      <text:p text:style-name="P20"><text:soft-page-break/><text:span text:style-name="T9">Once you are done, press the </text:span><text:span text:style-name="Source_20_Text"><text:span text:style-name="T11">esc</text:span></text:span><text:span text:style-name="T9"> key to exit INSERT mode. Type a colon to enter the vim command interface. You should now see a colon at the bottom left corner of your terminal. Now, type </text:span><text:span text:style-name="Source_20_Text"><text:span text:style-name="T11">wq</text:span></text:span><text:span text:style-name="T9"> and press </text:span><text:span text:style-name="Source_20_Text"><text:span text:style-name="T11">return</text:span></text:span><text:span text:style-name="T9"> to write (save) and quit.</text:span></text:p>
      <text:p text:style-name="P20"><text:span text:style-name="T9">If you want to quit without saving, type </text:span><text:span text:style-name="Source_20_Text"><text:span text:style-name="T11">q!</text:span></text:span><text:span text:style-name="T9"> after the colon.</text:span></text:p>
      <text:p text:style-name="P25"><text:span text:style-name="T9">If you'd like to save without quitting, type </text:span><text:span text:style-name="Source_20_Text"><text:span text:style-name="T11">w</text:span></text:span><text:span text:style-name="T9"> after the colon.</text:span></text:p>
      <text:p text:style-name="P1"/>
      <text:h text:style-name="P38" text:outline-level="2">Step 6: Editing Settings</text:h>
      <text:h text:style-name="P39" text:outline-level="4">IMPORTANT: NOTE FOR STEP 6 and BELOW</text:h>
      <text:h text:style-name="P39" text:outline-level="4">Anywhere you see {{myRepoName}} – replace that whole thing INCLUDING the {{}} with your outer folder name.</text:h>
      <text:h text:style-name="P39" text:outline-level="4">Anywhere you see {{projectName}} – replace that whole thing INCLUDING the {{}} with the project folder name.</text:h>
      <text:h text:style-name="P39" text:outline-level="4">Anywhere you see {{yourEC2.public.ip}} – replace that whole thing INCLUDING the {{}} with the public IP address of your newly created server.</text:h>
      <text:p text:style-name="Horizontal_20_Line"/>
      <text:p text:style-name="P16">If you named your repo something different from your project, the repo name and project name may be different, but it is ok if they are the same.</text:p>
      <text:p text:style-name="P20"><text:span text:style-name="T9">Navigate into your main project directory (where </text:span><text:span text:style-name="Source_20_Text"><text:span text:style-name="T11">settings.py</text:span></text:span><text:span text:style-name="T9"> lives). We’re going to use a built-in text editor in the terminal to update the code in </text:span><text:span text:style-name="Source_20_Text"><text:span text:style-name="T11">settings.py</text:span></text:span><text:span text:style-name="T9">. For example:</text:span></text:p>
      <text:p text:style-name="P27">(venv) ubuntu@54.162.31.253:~/myRepoName$ cd {{projectName}}</text:p>
      <text:p text:style-name="P31">(venv) ubuntu@54.162.31.253:~/myRepoName/projectName$ sudo vim settings.py</text:p>
      <text:p text:style-name="P16">You'll need to add a line that allows you to serve static content. You'll also need to modify a couple of lines, as follows:</text:p>
      <text:p text:style-name="P27"># Inside settings.py</text:p>
      <text:p text:style-name="P31"># modify these lines</text:p>
      <text:p text:style-name="P31">DEBUG = False</text:p>
      <text:p text:style-name="P31">ALLOWED_HOSTS = ['{{yourEC2.public.ip}}']</text:p>
      <text:p text:style-name="P31"># add the line below to the bottom of the file</text:p>
      <text:p text:style-name="P31">STATIC_ROOT = os.path.join(BASE_DIR, "static/")</text:p>
      <text:p text:style-name="P16">Save your changes and quit.</text:p>
      <text:p text:style-name="P20"><text:span text:style-name="T9">Run </text:span><text:span text:style-name="Source_20_Text"><text:span text:style-name="T11">cd ..</text:span></text:span><text:span text:style-name="T9"> to get back to the folder that holds </text:span><text:span text:style-name="Source_20_Text"><text:span text:style-name="T11">manage.py</text:span></text:span><text:span text:style-name="T9">. Make sure your virtual environment is activated!</text:span></text:p>
      <text:p text:style-name="P27"># Say 'yes' to the dialogue box after typing this next command:</text:p>
      <text:p text:style-name="P31">(venv) ubuntu@54.162.31.253:~myRepoName$ python manage.py collectstatic</text:p>
      <text:p text:style-name="P1"/>
      <text:h text:style-name="P38" text:outline-level="2"><text:soft-page-break/>Step 7: Gunicorn</text:h>
      <text:p text:style-name="P16">You may remember that Gunicorn is our process manager. Let's test Gunicorn by directing it to our Django project's wsgi.py file, which is the entry point to our application.</text:p>
      <text:p text:style-name="P27">(venv) ubuntu@54.162.31.253:~myRepoName$ gunicorn --bind 0.0.0.0:8000 {{projectName}}.wsgi:application</text:p>
      <text:p text:style-name="P16">If your Gunicorn process ran correctly, you will see something like the following printed to the terminal:</text:p>
      <text:p text:style-name="P27">[2016-12-27 05:45:56 +0000] [8695] [INFO] Starting gunicorn 19.6.0</text:p>
      <text:p text:style-name="P31">[2016-12-27 05:45:56 +0000] [8695] [INFO] Listening at: http://0.0.0.0:8000 (8695)</text:p>
      <text:p text:style-name="P31">[2016-12-27 05:45:56 +0000] [8695] [INFO] Using worker: sync</text:p>
      <text:p text:style-name="P31">[2016-12-27 05:45:56 +0000] [8700] [INFO] Booting worker with pid: 8700</text:p>
      <text:p text:style-name="P20"><text:span text:style-name="T9">To exit the process </text:span><text:span text:style-name="Source_20_Text"><text:span text:style-name="T11">ctrl-c</text:span></text:span></text:p>
      <text:p text:style-name="P20"><text:span text:style-name="T9">Now, </text:span><text:span text:style-name="Source_20_Text"><text:span text:style-name="T11">deactivate</text:span></text:span><text:span text:style-name="T9"> your virtual environment.</text:span></text:p>
      <text:p text:style-name="P20"><text:span text:style-name="T9">Next, let's set up Gunicorn to run as a service. You'll be using </text:span><text:span text:style-name="Emphasis"><text:span text:style-name="T9">systemd</text:span></text:span><text:span text:style-name="T9"> as your init system to manage and control aspects of your server including services. The primary advantage of turning Gunicorn into a service is that Gunicorn will start with the server after being rebooted and once configured will just work.</text:span></text:p>
      <text:p text:style-name="P20"><text:span text:style-name="T9">To be able to turn Gunicorn on and off,  we're going to create a </text:span><text:span text:style-name="Emphasis"><text:span text:style-name="T9">systemd</text:span></text:span><text:span text:style-name="T9"> service file and make some changes.</text:span></text:p>
      <text:p text:style-name="P16">Our current folder structure should look like this:</text:p>
      <text:p text:style-name="P27">~ #home</text:p>
      <text:p text:style-name="P30"><text:s text:c="2"/><text:span text:style-name="T16">- ubuntu</text:span></text:p>
      <text:p text:style-name="P30"><text:s text:c="4"/><text:span text:style-name="T16">- {{repo_name}}</text:span></text:p>
      <text:p text:style-name="P30"><text:s text:c="6"/><text:span text:style-name="T16">- {{project_name}}</text:span></text:p>
      <text:p text:style-name="P30"><text:s text:c="6"/><text:span text:style-name="T16">- apps</text:span></text:p>
      <text:p text:style-name="P30"><text:s text:c="6"/><text:span text:style-name="T16">- venv</text:span></text:p>
      <text:p text:style-name="P30">      <text:span text:style-name="T16">- #other files and folders...</text:span></text:p>
      <text:p text:style-name="P16">Enter:</text:p>
      <text:p text:style-name="P27">ubuntu@54.162.31.253:~myRepoName$ sudo vim /etc/systemd/system/gunicorn.service</text:p>
      <text:p text:style-name="P20"><text:span text:style-name="T9">In the vim text editor copy and paste the following code. Don’t forget to type </text:span><text:span text:style-name="Source_20_Text"><text:span text:style-name="T11">i</text:span></text:span><text:span text:style-name="T9"> before copying and pasting the lines below, otherwise vim may cut off a few characters at the beginning!</text:span></text:p>
      <text:p text:style-name="P27">[Unit]</text:p>
      <text:p text:style-name="P31">Description=gunicorn daemon</text:p>
      <text:p text:style-name="P31">After=network.target</text:p>
      <text:p text:style-name="P31">[Service]</text:p>
      <text:p text:style-name="P31">User=ubuntu</text:p>
      <text:p text:style-name="P31"><text:soft-page-break/>Group=www-data</text:p>
      <text:p text:style-name="P31">WorkingDirectory=/home/ubuntu/{{repoName}}</text:p>
      <text:p text:style-name="P31">ExecStart=/home/ubuntu/{{repoName}}/venv/bin/gunicorn --workers 3 --bind unix:/home/ubuntu/{{repoName}}/{{projectName}}.sock {{projectName}}.wsgi:application</text:p>
      <text:p text:style-name="P31">[Install]</text:p>
      <text:p text:style-name="P31">WantedBy=multi-user.target</text:p>
      <text:p text:style-name="P20"><text:span text:style-name="Emphasis"><text:span text:style-name="Strong_20_Emphasis"><text:span text:style-name="T3">REMINDER</text:span></text:span></text:span><text:span text:style-name="Emphasis"><text:span text:style-name="T9">: myRepoName is the name of the repo you cloned. projectName is the name of the folder that was used when you ran the django-admin startproject command. This folder is sibling to your apps folder.</text:span></text:span></text:p>
      <text:p text:style-name="P16">Now that our service file has been created, we can enable it so that it starts on boot with these commands.</text:p>
      <text:p text:style-name="P27">ubuntu@54.162.31.253:~$ sudo systemctl daemon-reload</text:p>
      <text:p text:style-name="P31">ubuntu@54.162.31.253:~$ sudo systemctl start gunicorn</text:p>
      <text:p text:style-name="P31">ubuntu@54.162.31.253:~$ sudo systemctl enable gunicorn</text:p>
      <text:p text:style-name="P25"><text:span text:style-name="Emphasis"><text:span text:style-name="T9">Note:</text:span></text:span><text:span text:style-name="T9"> if any additional changes are made to the gunicorn.service the previous three commands will need to be run in order to sync things up and restart our service.</text:span></text:p>
      <text:h text:style-name="P38" text:outline-level="2">Step 8: Nginx</text:h>
      <text:p text:style-name="Horizontal_20_Line"/>
      <text:p text:style-name="P16">One final file to edit. From your terminal:</text:p>
      <text:p text:style-name="P27">ubuntu@54.162.31.253:~$ sudo vim /etc/nginx/sites-available/{{projectName}}</text:p>
      <text:p text:style-name="P16">Add the following to your new document, editing what’s inside curly braces {{}}:</text:p>
      <text:p text:style-name="P27">server {</text:p>
      <text:p text:style-name="P30"><text:s text:c="2"/><text:span text:style-name="T16">listen 80;</text:span></text:p>
      <text:p text:style-name="P30"><text:s text:c="2"/><text:span text:style-name="T16">server_name {{yourEC2.public.ip}};</text:span></text:p>
      <text:p text:style-name="P30"><text:s text:c="2"/><text:span text:style-name="T16">location = /favicon.ico { access_log off; log_not_found off; }</text:span></text:p>
      <text:p text:style-name="P30"><text:s text:c="2"/><text:span text:style-name="T16">location /static/ {</text:span></text:p>
      <text:p text:style-name="P30"><text:s text:c="6"/><text:span text:style-name="T16">root /home/ubuntu/{{myRepoName}};</text:span></text:p>
      <text:p text:style-name="P30"><text:s text:c="2"/><text:span text:style-name="T16">}</text:span></text:p>
      <text:p text:style-name="P30"><text:s text:c="2"/><text:span text:style-name="T16">location / {</text:span></text:p>
      <text:p text:style-name="P30"><text:s text:c="6"/><text:span text:style-name="T16">include proxy_params;</text:span></text:p>
      <text:p text:style-name="P30"><text:s text:c="6"/><text:span text:style-name="T16">proxy_pass http://unix:/home/ubuntu/{{myRepoName}}/{{projectName}}.sock;</text:span></text:p>
      <text:p text:style-name="P30"><text:s text:c="2"/><text:span text:style-name="T16">}</text:span></text:p>
      <text:p text:style-name="P31">}</text:p>
      <text:p text:style-name="P16">Save and exit.</text:p>
      <text:p text:style-name="P16"><text:soft-page-break/>Now in the terminal, run the following (taking note of the space after {{projectName}}):</text:p>
      <text:p text:style-name="P27">ubuntu@54.162.31.253:~$ sudo ln -s /etc/nginx/sites-available/{{projectName}} /etc/nginx/sites-enabled</text:p>
      <text:p text:style-name="P31">ubuntu@54.162.31.253:~$ sudo nginx -t</text:p>
      <text:h text:style-name="P38" text:outline-level="2">Step 9 - Finally:</text:h>
      <text:p text:style-name="P16">We will remove the Nginx default site display from directory sites-enabled, by running the following in your terminal.</text:p>
      <text:p text:style-name="P27">ubuntu@54.162.31.253:~$ sudo rm /etc/nginx/sites-enabled/default</text:p>
      <text:p text:style-name="P16">Now, all that is left to do is restart your Nginx server.</text:p>
      <text:p text:style-name="P27">ubuntu@54.162.31.253:~$ sudo service nginx restart</text:p>
      <text:p text:style-name="P16">If your server restarted correctly, you will see the new command line, and your app is deployed! Go to the public domain and your app should be there. If you see anything other than your app, review your server file for errors.</text:p>
      <text:h text:style-name="P36" text:outline-level="2">Common errors and how to find them:</text:h>
      <text:list xml:id="list6879916917103654055" text:style-name="L10">
        <text:list-item>
          <text:p text:style-name="P6">502, bad gateway: there is a problem in your code. Hint: any error starting with 5 indicates a server error</text:p>
        </text:list-item>
        <text:list-item>
          <text:p text:style-name="P6">Your Gunicorn process won’t start: Check your .service file; typos and wrong file paths are common mistakes</text:p>
        </text:list-item>
        <text:list-item>
          <text:p text:style-name="P6">Your NGINX restart fails: Check your NGINX file in the sites-available directory. Common problems include typos and forgetting to insert your project name where indicated.</text:p>
        </text:list-item>
        <text:list-item>
          <text:p text:style-name="P6">Make sure the URL requested is correct (example if your root route is /home, make sure you put /home after the IP)</text:p>
        </text:list-item>
      </text:list>
      <text:h text:style-name="P38" text:outline-level="2">Step 10: Adding a MySQL server (optional)</text:h>
      <text:p text:style-name="P16">SQLite is great for testing, but it’s not really efficient in the context of real-world use. This may be a bit too much to go into here, but let’s look at a quick summary of why that is, and what we’ll use instead.</text:p>
      <text:p text:style-name="P16">Although the developers of SQLite have done much to improve its performance, particularly in version 3, it suffers from some lack of efficient write concurrency. If your site has a lot of traffic a queue begins to form, waiting for write access to the database. Before long, your response speed will slow to a crawl. This happens only on high-traffic sites, however.</text:p>
      <text:p text:style-name="P16">MySQL databases, on the other hand, are incredibly fast, and very good at performing multiple operations concurrently. In addition, MySQL can store an incredibly large amount of data, and so is said to scale well.</text:p>
      <text:p text:style-name="P16">This might never be a consideration for small to medium sized projects, but is key information in the real world. Very soon you may be working for a company that handles a large volume of requests, and it is important to know why depending on a SQLite database alone is not a practical solution for enterprise or large startups.</text:p>
      <text:p text:style-name="P16">If you’d like to learn how to add a MySQL database to the app we just deployed, read on. It’s not as hard as you might think, thanks to Django migrations!</text:p>
      <text:p text:style-name="P16">First, we’ll need to install everything necessary to run MySQL from our deployment machine.</text:p>
      <text:p text:style-name="P27">ubuntu@54.162.31.253:~$ sudo apt-get install libmysqlclient-dev</text:p>
      <text:p text:style-name="P16">Let’s install MySQL-server, then we’ll create a MySQL database and database user for our Django application. After running the command below, set your MySQL password for root as root.</text:p>
      <text:p text:style-name="P27">ubuntu@54.162.31.253:~$ sudo apt-get install mysql-server</text:p>
      <text:p text:style-name="P16">Then let’s just make sure that we were able to install it correctly. First, we’re going to switch over to root user.</text:p>
      <text:p text:style-name="P27">ubuntu@54.162.31.253:~$ sudo su</text:p>
      <text:p text:style-name="P16"><text:soft-page-break/>The su command stands for “switch user”. If we don’t specify a user, Linux/Unix defaults to root user, which is the administrative user. This command provides access to everything in your system and therefore can be dangerous if you aren’t familiar with the effect of the commands you’re using. Be careful not to type any commands other than the following until we exit root user a little later.</text:p>
      <text:p text:style-name="P16">The command below will open up MySQL console. You have not interacted with MySQL in the command line before because we used MySQL workbench to interact instead. We may not have a GUI available, but it’s pretty easy to interact with MySQL in the command line.</text:p>
      <text:p text:style-name="P27">ubuntu@54.162.31.253:~$ mysql -u root -p</text:p>
      <text:p text:style-name="P16">You’ll see the MySQL prompt where we can set up our database.</text:p>
      <text:p text:style-name="P16">Let’s create the database for our project. You can call it whatever you want but we recommend giving the name of your project. Note, every command must end with a semi-colon. Make sure to check for them if you have any errors or your commands do not run. Now to create a database on our MySQL server.</text:p>
      <text:p text:style-name="P16">CREATE DATABASE {{projectName}};</text:p>
      <text:p text:style-name="P20"><text:span text:style-name="T9">Exit the MySQL prompt by typing </text:span><text:span text:style-name="Source_20_Text"><text:span text:style-name="T11">exit;</text:span></text:span></text:p>
      <text:p text:style-name="P20"><text:span text:style-name="Strong_20_Emphasis"><text:span text:style-name="T3">Important!!! After exiting the MySQL prompt you MUST type the command </text:span></text:span><text:span text:style-name="Strong_20_Emphasis"><text:span text:style-name="Source_20_Text"><text:span text:style-name="T12">exit</text:span></text:span></text:span><text:span text:style-name="Strong_20_Emphasis"><text:span text:style-name="T3"> again!</text:span></text:span></text:p>
      <text:p text:style-name="P16">That’s right, we’re typing exit twice. The first time is to exit the MySQL prompt, the second time is to deactivate the root user. As we warned above, this is a critical step and can result in some problems with installations if we skip it.</text:p>
      <text:p text:style-name="P20"><text:span text:style-name="T9">Let's make a final installation. If you’re in your outer project directory you must cd into the directory containing your </text:span><text:span text:style-name="Source_20_Text"><text:span text:style-name="T11">settings.py</text:span></text:span><text:span text:style-name="T9">file. If you have followed instructions, you will type:</text:span></text:p>
      <text:p text:style-name="P27">ubuntu@54.162.31.253:~$ cd {{projectName}}</text:p>
      <text:p text:style-name="P20"><text:span text:style-name="T9">Activate your virtual environment: </text:span><text:span text:style-name="Source_20_Text"><text:span text:style-name="T11">source venv/bin/activate</text:span></text:span><text:span text:style-name="T9">. Now we just have to install a pip module inside our virtual environment to help connect our python code to our MySQL database:</text:span></text:p>
      <text:p text:style-name="P27">(venv) ubuntu@54.162.31.253:~$ pip install mysql-python</text:p>
      <text:p text:style-name="P20"><text:span text:style-name="T9">Now that we have MySQL all set up, we are ready to change some lines in our </text:span><text:span text:style-name="Source_20_Text"><text:span text:style-name="T11">settings.py</text:span></text:span><text:span text:style-name="T9"> document so we can start working with our MySQL database!</text:span></text:p>
      <text:p text:style-name="P27">&gt; sudo vim settings.py</text:p>
      <text:p text:style-name="P16">Change the databases section in settings.py to look like below:</text:p>
      <text:p text:style-name="P27">DATABASES = {</text:p>
      <text:p text:style-name="P30"><text:s text:c="2"/><text:span text:style-name="T16">'default': {</text:span></text:p>
      <text:p text:style-name="P30"><text:s text:c="4"/><text:span text:style-name="T16">'ENGINE': 'django.db.backends.mysql',</text:span></text:p>
      <text:p text:style-name="P30"><text:s text:c="4"/><text:span text:style-name="T16">'NAME': '{{projectName}}',</text:span></text:p>
      <text:p text:style-name="P30"><text:s text:c="4"/><text:span text:style-name="T16">'USER': 'root',</text:span></text:p>
      <text:p text:style-name="P30"><text:s text:c="4"/><text:span text:style-name="T16">'PASSWORD': 'root',</text:span></text:p>
      <text:p text:style-name="P30"><text:s text:c="4"/><text:span text:style-name="T16">'HOST': 'localhost',</text:span></text:p>
      <text:p text:style-name="P30"><text:s text:c="4"/><text:span text:style-name="T16">'PORT': '3306',</text:span></text:p>
      <text:p text:style-name="P30"><text:s text:c="4"/><text:span text:style-name="T16">}</text:span></text:p>
      <text:p text:style-name="P31"><text:soft-page-break/>}</text:p>
      <text:p text:style-name="P20"><text:span text:style-name="T9">remember how to exit vim, by pressing </text:span><text:span text:style-name="Source_20_Text"><text:span text:style-name="T11">esc</text:span></text:span><text:span text:style-name="T9">, </text:span><text:span text:style-name="Source_20_Text"><text:span text:style-name="T11">:wq</text:span></text:span></text:p>
      <text:p text:style-name="P16">We’re almost done! Now the only thing left to do is to make migrations!</text:p>
      <text:p text:style-name="P27">(venv) ubuntu@54.162.31.253:~myRepoName$ python manage.py makemigrations</text:p>
      <text:p text:style-name="P31">(venv) ubuntu@54.162.31.253:~myRepoName$ python manage.py migrate</text:p>
      <text:p text:style-name="P16">Now just need to restart Nginx:</text:p>
      <text:p text:style-name="P20"><text:span text:style-name="Source_20_Text"><text:span text:style-name="T11">sudo systemctl restart gunicorn</text:span></text:span><text:span text:style-name="T9"><text:line-break/></text:span><text:span text:style-name="Source_20_Text"><text:span text:style-name="T11">sudo service nginx restart</text:span></text:span></text:p>
      <text:p text:style-name="P22">Now visit your site! You should be finished at this point, with a fully functioning site. Your old data will not show up, but you should be able to perform all operations as you did previously.</text:p>
      <text:h text:style-name="P38" text:outline-level="2">Step 10.01: Reconnecting</text:h>
      <text:p text:style-name="P16">Remember how we said that we would have to change our security settings every time our IP changes? The bad news is that this will happen often. The good news is that it’s easy to change those settings, if you know where to look.</text:p>
      <text:list xml:id="list5320268915787915501" text:style-name="L11">
        <text:list-item>
          <text:p text:style-name="P14">In your AWS console, with your instance selected, scroll down to view some options. Next to security groups, you will see launch-wizard. Click it!<text:line-break/><draw:frame draw:style-name="fr1" draw:name="graphics14" text:anchor-type="as-char" svg:width="6.911in" svg:height="5.1646in" draw:z-index="14"><draw:image xlink:href="http://s3.amazonaws.com/General_V88/boomyeah/company_209/chapter_3227/handouts/chapter3227_7767_14-security-groups.png" xlink:type="simple" xlink:show="embed" xlink:actuate="onLoad"/><svg:title>security groups</svg:title></draw:frame></text:p>
        </text:list-item>
        <text:list-item>
          <text:p text:style-name="P14"><text:soft-page-break/>Now you just have to update the IP connected to the instance. In the next window you will see something like this at the bottom of your screen. Click the inbound tab, and then select edit.<text:line-break/><draw:frame draw:style-name="fr1" draw:name="graphics15" text:anchor-type="as-char" svg:width="6.8484in" svg:height="1.8126in" draw:z-index="15"><draw:image xlink:href="http://s3.amazonaws.com/General_V88/boomyeah/company_209/chapter_3227/handouts/chapter3227_7768_15-edit-groups.png" xlink:type="simple" xlink:show="embed" xlink:actuate="onLoad"/><svg:title>edit security groups</svg:title></draw:frame></text:p>
        </text:list-item>
        <text:list-item>
          <text:p text:style-name="P14">Now, all that is left to do is let AWS automatically change our IP to the new one. Do this by selecting the dropdown in the SSH row, under source, and select MyIP (it is already selected, but doing so again will refresh your IP to the current one). Once this is done, click save. You’re ready to SSH into your instance again!<text:line-break/><draw:frame draw:style-name="fr1" draw:name="graphics16" text:anchor-type="as-char" svg:width="6.8602in" svg:height="2.948in" draw:z-index="16"><draw:image xlink:href="http://s3.amazonaws.com/General_V88/boomyeah/company_209/chapter_3227/handouts/chapter3227_7769_16-update-security-groups.png" xlink:type="simple" xlink:show="embed" xlink:actuate="onLoad"/><svg:title>update groups</svg:title></draw:frame></text:p>
        </text:list-item>
      </text:list>
      <text:h text:style-name="P43" text:outline-level="1">(optional) Flask Deployment</text:h>
      <text:p text:style-name="P15"/>
      <text:p text:style-name="P21">Follow all the same steps up through Server Access. When you get to Server Configuration, STOP and continue from here.</text:p>
      <text:h text:style-name="P37" text:outline-level="2">Server access:</text:h>
      <text:p text:style-name="P21">Now we are going to set up our remote server for deployment. Our server is nothing more than a small allocated space on someone else’s larger computer (in this case, the big computer belongs to Amazon!). That space has an installed operating system, just like your computer. In this case, we are using a distribution of Linux called Ubuntu, version 16.04.</text:p>
      <text:h text:style-name="P37" text:outline-level="2">Create a user:</text:h>
      <text:p text:style-name="P21">We should have a non-root user who also has root privileges. Let's create one now! In the example, our user will be named "kermit", but you may use whatever name you like.</text:p>
      <text:p text:style-name="P29">sudo adduser kermit <text:s text:c="13"/>// This will ask you to create a password. Make it secure!</text:p>
      <text:p text:style-name="P32">                                 <text:span text:style-name="T15">// You may then fill in your information, or press &lt;enter&gt; </text:span><text:soft-page-break/><text:span text:style-name="T15">for default</text:span></text:p>
      <text:p text:style-name="P33">sudo usermod -aG sudo kermit <text:s text:c="4"/>// this will give the user root privileges</text:p>
      <text:p text:style-name="P33">su - kermit                      // switch to the user kermit, your terminal prompt will indicate the change</text:p>
      <text:h text:style-name="P37" text:outline-level="2">Server configuration:</text:h>
      <text:p text:style-name="P21">Although we have linux, our new computer is otherwise empty. Let’s change that so we can start building a server capable of providing content that the rest of the world can access. In order to do so, we have to install some key programs first. First, let’s install python, python dev, pip, nginx, and git</text:p>
      <text:p text:style-name="P21">In the terminal:</text:p>
      <text:p text:style-name="P29">sudo apt-get update</text:p>
      <text:p text:style-name="P33">sudo apt-get install python3-pip python3-dev nginx git <text:s text:c="3"/>// answer Yes when prompted!</text:p>
      <text:p text:style-name="P33">sudo apt-get update</text:p>
      <text:p text:style-name="P33">sudo pip3 install virtualenv</text:p>
      <text:h text:style-name="P37" text:outline-level="2">mySQL</text:h>
      <text:p text:style-name="P21">Next, we will need to install our mySQL server:</text:p>
      <text:p text:style-name="P29">sudo apt-get update</text:p>
      <text:p text:style-name="P33">sudo apt-get install mysql-server <text:s text:c="21"/>// answer Yes when prompted!</text:p>
      <text:p text:style-name="P21">A pop up will ask you to set your password. Type it in carefully! If you make it different from the password you use on your local machine, remember that you will have to update your mysqlconnection file in your Flask project.</text:p>
      <text:p text:style-name="P21">Next, we will need to set up the database that our project will need. This can easily be done by going to MySQL Workbench and reverse engineering your desired database, then forward engineering it. </text:p>
      <text:p text:style-name="P15"><text:span text:style-name="Strong_20_Emphasis"><text:span text:style-name="T2">1. Reverse engineer</text:span></text:span></text:p>
      <text:p text:style-name="P15"><text:soft-page-break/><draw:frame draw:style-name="fr1" draw:name="graphics17" text:anchor-type="as-char" svg:width="6.8799in" svg:height="3.4189in" draw:z-index="18"><draw:image xlink:href="https://s3.amazonaws.com/General_V88/boomyeah2015/codingdojo/curriculum/content/chapter/Screen_Shot_2018-07-18_at_6.29.42_PM.png" xlink:type="simple" xlink:show="embed" xlink:actuate="onLoad"/></draw:frame></text:p>
      <text:p text:style-name="P15"><text:span text:style-name="Strong_20_Emphasis"><text:span text:style-name="T2">2. Forward engineer </text:span></text:span></text:p>
      <text:p text:style-name="P15"><text:span text:style-name="T1">We may filter out tables that we do not want forward engineered. Here, we are only going to process the tables in the simpleWall database. We excluded the tables from the emailVal and register databases by selecting them and clicking the right arrow.</text:span><draw:frame draw:style-name="fr1" draw:name="graphics18" text:anchor-type="as-char" svg:width="6.8799in" svg:height="3.5445in" draw:z-index="19"><draw:image xlink:href="https://s3.amazonaws.com/General_V88/boomyeah2015/codingdojo/curriculum/content/chapter/Screen_Shot_2018-07-18_at_6.31.25_PM.png" xlink:type="simple" xlink:show="embed" xlink:actuate="onLoad"/></draw:frame></text:p>
      <text:p text:style-name="P15"><text:span text:style-name="Strong_20_Emphasis"><text:span text:style-name="T2">3. Copy the script</text:span></text:span></text:p>
      <text:p text:style-name="P21">When MySQL Workbench asks you to review the script, that's when you can copy it!</text:p>
      <text:p text:style-name="P15"><text:soft-page-break/><draw:frame draw:style-name="fr1" draw:name="graphics19" text:anchor-type="as-char" svg:width="6.9528in" svg:height="5.9299in" draw:z-index="17"><draw:image xlink:href="https://s3.amazonaws.com/General_V88/boomyeah2015/codingdojo/curriculum/content/chapter/Screen_Shot_2018-07-18_at_6.32.04_PM.png" xlink:type="simple" xlink:show="embed" xlink:actuate="onLoad"/></draw:frame></text:p>
      <text:p text:style-name="P15"><text:soft-page-break/></text:p>
      <text:p text:style-name="P21">Now, in our deployed server, we can open the mysql shell by typing:</text:p>
      <text:p text:style-name="P29">mysql -u root -p <text:s text:c="18"/>                    // provide your mysql password when prompted</text:p>
      <text:p text:style-name="P21">This is where you may run SQL queries! Including the code that will create your database for you! Just paste the script that you copied from MySQL Workbench, and it will create your database. You may verify that the database was created with:</text:p>
      <text:p text:style-name="P29">SHOW DATABASES;</text:p>
      <text:p text:style-name="P21">When you are ready to leave the mysql shell, type:</text:p>
      <text:p text:style-name="P29">exit</text:p>
      <text:h text:style-name="P37" text:outline-level="2">Get your project!</text:h>
      <text:p text:style-name="P21">Now, we are going to clone our project that we want to deploy into our server and cd into it.</text:p>
      <text:p text:style-name="P29">git clone {{ url copied from github project }}</text:p>
      <text:p text:style-name="P33">cd {{ project }}</text:p>
      <text:p text:style-name="P15"><text:span text:style-name="T1">Make sure your project looks exactly like you remember it, and now let's make a virtual environment. The </text:span><text:span text:style-name="Source_20_Text"><text:span text:style-name="T14">~/myRepoName$</text:span></text:span><text:span text:style-name="T1"> prompt in the code snippets provided is to ensure that you know that you should be in your project when running these commands.</text:span></text:p>
      <text:h text:style-name="P37" text:outline-level="2">Virtualenv</text:h>
      <text:p text:style-name="P29">~/myRepoName$ virtualenv venv --python=python3            // create the environment and call it venv</text:p>
      <text:p text:style-name="P33">~/myRepoName$ source venv/bin/activate <text:s text:c="4"/>               // activate the environment</text:p>
      <text:p text:style-name="P33">(venv) ~/myRepoName$ pip install -r requirements.txt <text:s text:c="5"/>// install everything that requirements.txt says you need</text:p>
      <text:p text:style-name="P33">(venv) ~/myRepoName$ pip install gunicorn                 // install gunicorn</text:p>
      <text:h text:style-name="P37" text:outline-level="2">Gunicorn</text:h>
      <text:p text:style-name="P21">Now, we need a wsgi.py file, which will help Gunicorn, our process manager, know how to interact with the application. We will use vim as our text editor to make our files. You may refer to the VIM module above if you are unfamiliar with using vim.</text:p>
      <text:p text:style-name="P29">(venv) ~/myRepoName$ vim wsgi.py <text:s text:c="4"/>                // this will open the new, empty file for us</text:p>
      <text:p text:style-name="P33">// to use vim, press i to enter insert mode, which allows you to type</text:p>
      <text:p text:style-name="P33">// press [esc] when you are done typing</text:p>
      <text:p text:style-name="P33">// type :wq to save and quit vim</text:p>
      <text:p text:style-name="P33">// type :q if you want to quit vim without saving</text:p>
      <text:p text:style-name="P15"><text:span text:style-name="T1">We will need the following code in our wsgi.py file (this assumes that you named your server file server.py, if you named it something different you will have to put that name in place of </text:span><text:span text:style-name="Source_20_Text"><text:span text:style-name="T14">server</text:span></text:span><text:span text:style-name="T1"> in the code below):</text:span></text:p>
      <text:p text:style-name="P29">from server import app as application</text:p>
      <text:p text:style-name="P33"><text:soft-page-break/>if __name__ == "__main__":</text:p>
      <text:p text:style-name="P32"><text:s text:c="4"/><text:span text:style-name="T15">application.run()</text:span></text:p>
      <text:p text:style-name="P21">Now, we need to direct Gunicorn to our project's wsgi.py file, which is the entry point to our application.</text:p>
      <text:p text:style-name="P29">(venv) ~/myRepoName$ gunicorn --bind 0.0.0.0:5000 wsgi:application</text:p>
      <text:p text:style-name="P21">If your Gunicorn process ran correctly, you will see something like the following printed to the terminal:</text:p>
      <text:p text:style-name="P29">[2016-12-27 05:45:56 +0000] [8695] [INFO] Starting gunicorn 19.6.0</text:p>
      <text:p text:style-name="P33">[2016-12-27 05:45:56 +0000] [8695] [INFO] Listening at: http://0.0.0.0:5000 (8695)</text:p>
      <text:p text:style-name="P33">[2016-12-27 05:45:56 +0000] [8695] [INFO] Using worker: sync</text:p>
      <text:p text:style-name="P33">[2016-12-27 05:45:56 +0000] [8700] [INFO] Booting worker with pid: 8700</text:p>
      <text:p text:style-name="P21">If you have any error messages, read them carefully - you may need to install anything that was not already included in your requirements.txt file. Run the command again, reading your error messages, until you get the output you see above.</text:p>
      <text:p text:style-name="P21">If that looks good, you may shut it down with ctrl + C, because we're still not done!</text:p>
      <text:p text:style-name="P21">Deactivate the virtual environment with:</text:p>
      <text:p text:style-name="P29">(venv) ~/myRepoName$ deactivate</text:p>
      <text:p text:style-name="P21">Now, we need a systemd service unit file. This will automatically start Gunicorn when the server boots.</text:p>
      <text:p text:style-name="P29">sudo vim /etc/systemd/system/{{project}}.service</text:p>
      <text:p text:style-name="P15"><text:span text:style-name="T1">In this file you just created, we will need the following (everywhere where you see </text:span><text:span text:style-name="Source_20_Text"><text:span text:style-name="T14">username</text:span></text:span><text:span text:style-name="T1">, replace that with the username you created for your server):</text:span></text:p>
      <text:p text:style-name="P29">[Unit]</text:p>
      <text:p text:style-name="P33">Description=Gunicorn instance to serve {{project}}</text:p>
      <text:p text:style-name="P33">After=network.target</text:p>
      <text:p text:style-name="P33">[Service]</text:p>
      <text:p text:style-name="P33">User={{username}}</text:p>
      <text:p text:style-name="P33">Group=www-data</text:p>
      <text:p text:style-name="P33">WorkingDirectory=/home/{{username}}/{{repo name}}</text:p>
      <text:p text:style-name="P33">Environment="PATH=/home/{{username}}/{{repo name}}/venv/bin"</text:p>
      <text:p text:style-name="P33">ExecStart=/home/{{username}}/{{repo name}}/venv/bin/gunicorn --workers 3 --bind unix:{{project}}.sock -m 007 wsgi:application</text:p>
      <text:p text:style-name="P33">[Install]</text:p>
      <text:p text:style-name="P33">WantedBy=multi-user.target</text:p>
      <text:p text:style-name="P21">After we create this file, we need to enable it, so that it starts when the server boots:</text:p>
      <text:p text:style-name="P29">sudo systemctl start {{project}}</text:p>
      <text:p text:style-name="P33"><text:soft-page-break/>sudo systemctl enable {{project}}</text:p>
      <text:p text:style-name="P21">After running these lines, you should see your {{project}}.sock file in your project, on the same level as server.py. If not, you probably have a typo in the systemd service unit file.</text:p>
      <text:h text:style-name="P37" text:outline-level="2">nginx</text:h>
      <text:p text:style-name="P21">Now, we just need to configure nginx to handle requests made by the server. Let's create a new file in sites-available.</text:p>
      <text:p text:style-name="P29">sudo vim /etc/nginx/sites-available/{{project}}</text:p>
      <text:p text:style-name="P21">In this file, we will need the following:</text:p>
      <text:p text:style-name="P29">server {</text:p>
      <text:p text:style-name="P32"><text:s text:c="4"/><text:span text:style-name="T15">listen 80;</text:span></text:p>
      <text:p text:style-name="P32"><text:s text:c="4"/><text:span text:style-name="T15">server_name {{your public ip}};</text:span></text:p>
      <text:p text:style-name="P32"><text:s text:c="4"/><text:span text:style-name="T15">location / {</text:span></text:p>
      <text:p text:style-name="P32"><text:s text:c="8"/><text:span text:style-name="T15">include proxy_params;</text:span></text:p>
      <text:p text:style-name="P32"><text:s text:c="8"/><text:span text:style-name="T15">proxy_pass http://unix:/home/{{username}}/{{repo name}}/{{project}}.sock;</text:span></text:p>
      <text:p text:style-name="P32"><text:s text:c="4"/><text:span text:style-name="T15">}</text:span></text:p>
      <text:p text:style-name="P33">}</text:p>
      <text:p text:style-name="P21">Now, we need to link this nginx configuration to our sites-enabled directory.</text:p>
      <text:p text:style-name="P29">sudo ln -s /etc/nginx/sites-available/{{project}} /etc/nginx/sites-enabled</text:p>
      <text:p text:style-name="P21">Test nginx for errors:</text:p>
      <text:p text:style-name="P29">sudo nginx -t</text:p>
      <text:p text:style-name="P21">If we get a message saying that everything is (syntactically) ok, then we can remove the nginx default site display from directory sites-enabled and restart nginx with its new configuration:</text:p>
      <text:p text:style-name="P29">sudo rm /etc/nginx/sites-enabled/default</text:p>
      <text:p text:style-name="P33">sudo systemctl restart nginx</text:p>
      <text:p text:style-name="P21">Now, we should be able to navigate to your public ip and see your project!</text:p>
      <text:p text:style-name="P21">To close the pipe to your deployed server, type:</text:p>
      <text:p text:style-name="P29">exit</text:p>
      <text:p text:style-name="P15"><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 Mono" svg:font-family="'Andale Mono', Consolas, monospace"/>
    <style:font-face style:name="Gotham-Rounded-Bold" svg:font-family="Gotham-Rounded-Bold"/>
    <style:font-face style:name="Gotham-Rounded-Book" svg:font-family="Gotham-Rounded-Book"/>
    <style:font-face style:name="Monaco" svg:font-family="Monaco, courier,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Camp</meta:initial-creator>
    <meta:creation-date>2019-07-15T15:53:28.17</meta:creation-date>
    <meta:document-statistic meta:table-count="0" meta:image-count="19" meta:object-count="0" meta:page-count="29" meta:paragraph-count="409" meta:word-count="6685" meta:character-count="39982"/>
    <dc:date>2019-07-15T16:05:39.21</dc:date>
    <dc:creator>Kevin Camp</dc:creator>
    <meta:editing-duration>PT12M12S</meta:editing-duration>
    <meta:editing-cycles>1</meta:editing-cycles>
    <meta:generator>OpenOffice/4.1.5$Win32 OpenOffice.org_project/415m1$Build-9789</meta:generator>
  </office:meta>
</office:document-meta>
</file>